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9.8866in" svg:y="0.0815in">
            <draw:object draw:notify-on-update-of-ranges="Sheet1.B1:Sheet1.B1 Sheet1.B2:Sheet1.B72 Sheet1.C1:Sheet1.C1 Sheet1.C2:Sheet1.C72 Sheet1.B1:Sheet1.B1 Sheet1.B2:Sheet1.B72 Sheet1.F1:Sheet1.F1 Sheet1.F2:Sheet1.F72 Sheet1.B1:Sheet1.B1 Sheet1.B2:Sheet1.B72 Sheet1.G1:Sheet1.G1 Sheet1.G2:Sheet1.G7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9.9512in" svg:y="4.2169in">
            <draw:object draw:notify-on-update-of-ranges="Sheet1.B1:Sheet1.B1 Sheet1.B2:Sheet1.B72 Sheet1.D1:Sheet1.D1 Sheet1.D2:Sheet1.D72 Sheet1.B1:Sheet1.B1 Sheet1.B2:Sheet1.B72 Sheet1.K1:Sheet1.K1 Sheet1.K2:Sheet1.K72 Sheet1.B1:Sheet1.B1 Sheet1.B2:Sheet1.B72 Sheet1.L1:Sheet1.L1 Sheet1.L2:Sheet1.L7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table:number-columns-repeated="2" office:value-type="string">
            <text:p>t</text:p>
          </table:table-cell>
          <table:table-cell office:value-type="string">
            <text:p>a_c</text:p>
          </table:table-cell>
          <table:table-cell office:value-type="string">
            <text:p>omega_c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y_media</text:p>
          </table:table-cell>
          <table:table-cell office:value-type="string">
            <text:p>Az</text:p>
          </table:table-cell>
          <table:table-cell office:value-type="string">
            <text:p>Gx</text:p>
          </table:table-cell>
          <table:table-cell office:value-type="string">
            <text:p>Gy</text:p>
          </table:table-cell>
          <table:table-cell office:value-type="string">
            <text:p>-Gz</text:p>
          </table:table-cell>
          <table:table-cell office:value-type="string">
            <text:p>-Gz_media</text:p>
          </table:table-cell>
        </table:table-row>
        <table:table-row table:style-name="ro1">
          <table:table-cell office:value-type="float" office:value="249830355">
            <text:p>24983035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-0.018627">
            <text:p>-0.018627</text:p>
          </table:table-cell>
          <table:table-cell office:value-type="float" office:value="0.725443">
            <text:p>0.725443</text:p>
          </table:table-cell>
          <table:table-cell office:value-type="float" office:value="0.442927">
            <text:p>0.442927</text:p>
          </table:table-cell>
          <table:table-cell/>
          <table:table-cell office:value-type="float" office:value="10.297462">
            <text:p>10.297462</text:p>
          </table:table-cell>
          <table:table-cell office:value-type="float" office:value="0.050628">
            <text:p>0.050628</text:p>
          </table:table-cell>
          <table:table-cell office:value-type="float" office:value="-0.086467">
            <text:p>-0.086467</text:p>
          </table:table-cell>
          <table:table-cell office:value-type="float" office:value="-0.010925">
            <text:p>-0.010925</text:p>
          </table:table-cell>
          <table:table-cell/>
        </table:table-row>
        <table:table-row table:style-name="ro1">
          <table:table-cell office:value-type="float" office:value="249830555">
            <text:p>249830555</text:p>
          </table:table-cell>
          <table:table-cell table:formula="of:=[.B2]+200"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1.010353">
            <text:p>1.010353</text:p>
          </table:table-cell>
          <table:table-cell office:value-type="float" office:value="0.107739">
            <text:p>0.107739</text:p>
          </table:table-cell>
          <table:table-cell/>
          <table:table-cell office:value-type="float" office:value="10.953472">
            <text:p>10.953472</text:p>
          </table:table-cell>
          <table:table-cell office:value-type="float" office:value="0.047297">
            <text:p>0.047297</text:p>
          </table:table-cell>
          <table:table-cell office:value-type="float" office:value="-0.071012">
            <text:p>-0.071012</text:p>
          </table:table-cell>
          <table:table-cell office:value-type="float" office:value="-0.062485">
            <text:p>-0.062485</text:p>
          </table:table-cell>
          <table:table-cell/>
        </table:table-row>
        <table:table-row table:style-name="ro1">
          <table:table-cell office:value-type="float" office:value="249830755">
            <text:p>249830755</text:p>
          </table:table-cell>
          <table:table-cell table:formula="of:=[.B3]+200"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94571">
            <text:p>-0.94571</text:p>
          </table:table-cell>
          <table:table-cell office:value-type="float" office:value="-0.677559">
            <text:p>-0.677559</text:p>
          </table:table-cell>
          <table:table-cell/>
          <table:table-cell office:value-type="float" office:value="8.664616">
            <text:p>8.664616</text:p>
          </table:table-cell>
          <table:table-cell office:value-type="float" office:value="0.093928">
            <text:p>0.093928</text:p>
          </table:table-cell>
          <table:table-cell office:value-type="float" office:value="0.050495">
            <text:p>0.050495</text:p>
          </table:table-cell>
          <table:table-cell office:value-type="float" office:value="0.025847">
            <text:p>0.025847</text:p>
          </table:table-cell>
          <table:table-cell table:formula="of:=AVERAGE([.K2:.K4])" office:value-type="float" office:value="-0.0158543333333333">
            <text:p>-0.0158543333</text:p>
          </table:table-cell>
        </table:table-row>
        <table:table-row table:style-name="ro1">
          <table:table-cell office:value-type="float" office:value="249830955">
            <text:p>249830955</text:p>
          </table:table-cell>
          <table:table-cell table:formula="of:=[.B4]+200" office:value-type="float" office:value="600">
            <text:p>600</text:p>
          </table:table-cell>
          <table:table-cell office:value-type="float" office:value="-0.025">
            <text:p>-0.025</text:p>
          </table:table-cell>
          <table:table-cell office:value-type="float" office:value="-0.037">
            <text:p>-0.037</text:p>
          </table:table-cell>
          <table:table-cell office:value-type="float" office:value="0.964863">
            <text:p>0.964863</text:p>
          </table:table-cell>
          <table:table-cell office:value-type="float" office:value="-0.488417">
            <text:p>-0.488417</text:p>
          </table:table-cell>
          <table:table-cell table:formula="of:=AVERAGE([.F2:.F5])" office:value-type="float" office:value="-0.1538275">
            <text:p>-0.1538275</text:p>
          </table:table-cell>
          <table:table-cell office:value-type="float" office:value="11.235989">
            <text:p>11.235989</text:p>
          </table:table-cell>
          <table:table-cell office:value-type="float" office:value="0.0433">
            <text:p>0.0433</text:p>
          </table:table-cell>
          <table:table-cell office:value-type="float" office:value="-0.055424">
            <text:p>-0.055424</text:p>
          </table:table-cell>
          <table:table-cell office:value-type="float" office:value="-0.074743">
            <text:p>-0.074743</text:p>
          </table:table-cell>
          <table:table-cell table:formula="of:=AVERAGE([.K3:.K5])" office:value-type="float" office:value="-0.037127">
            <text:p>-0.037127</text:p>
          </table:table-cell>
        </table:table-row>
        <table:table-row table:style-name="ro1">
          <table:table-cell office:value-type="float" office:value="249831155">
            <text:p>249831155</text:p>
          </table:table-cell>
          <table:table-cell table:formula="of:=[.B5]+200" office:value-type="float" office:value="800">
            <text:p>8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797269">
            <text:p>0.797269</text:p>
          </table:table-cell>
          <table:table-cell office:value-type="float" office:value="0.011971">
            <text:p>0.011971</text:p>
          </table:table-cell>
          <table:table-cell table:formula="of:=AVERAGE([.F3:.F6])" office:value-type="float" office:value="-0.2615665">
            <text:p>-0.2615665</text:p>
          </table:table-cell>
          <table:table-cell office:value-type="float" office:value="11.798626">
            <text:p>11.798626</text:p>
          </table:table-cell>
          <table:table-cell office:value-type="float" office:value="0.019052">
            <text:p>0.019052</text:p>
          </table:table-cell>
          <table:table-cell office:value-type="float" office:value="-0.030377">
            <text:p>-0.030377</text:p>
          </table:table-cell>
          <table:table-cell office:value-type="float" office:value="-0.054625">
            <text:p>-0.054625</text:p>
          </table:table-cell>
          <table:table-cell table:formula="of:=AVERAGE([.K4:.K6])" office:value-type="float" office:value="-0.034507">
            <text:p>-0.034507</text:p>
          </table:table-cell>
        </table:table-row>
        <table:table-row table:style-name="ro1">
          <table:table-cell office:value-type="float" office:value="249831355">
            <text:p>249831355</text:p>
          </table:table-cell>
          <table:table-cell table:formula="of:=[.B6]+200" office:value-type="float" office:value="1000">
            <text:p>1000</text:p>
          </table:table-cell>
          <table:table-cell office:value-type="float" office:value="-0.025">
            <text:p>-0.025</text:p>
          </table:table-cell>
          <table:table-cell office:value-type="float" office:value="0.018878">
            <text:p>0.018878</text:p>
          </table:table-cell>
          <table:table-cell office:value-type="float" office:value="-1.228225">
            <text:p>-1.228225</text:p>
          </table:table-cell>
          <table:table-cell office:value-type="float" office:value="-0.782904">
            <text:p>-0.782904</text:p>
          </table:table-cell>
          <table:table-cell table:formula="of:=AVERAGE([.F4:.F7])" office:value-type="float" office:value="-0.48422725">
            <text:p>-0.48422725</text:p>
          </table:table-cell>
          <table:table-cell office:value-type="float" office:value="16.891092">
            <text:p>16.891092</text:p>
          </table:table-cell>
          <table:table-cell office:value-type="float" office:value="0.002398">
            <text:p>0.002398</text:p>
          </table:table-cell>
          <table:table-cell office:value-type="float" office:value="-0.140026">
            <text:p>-0.140026</text:p>
          </table:table-cell>
          <table:table-cell office:value-type="float" office:value="-0.005063">
            <text:p>-0.005063</text:p>
          </table:table-cell>
          <table:table-cell table:formula="of:=AVERAGE([.K5:.K7])" office:value-type="float" office:value="-0.0448103333333333">
            <text:p>-0.0448103333</text:p>
          </table:table-cell>
        </table:table-row>
        <table:table-row table:style-name="ro1">
          <table:table-cell office:value-type="float" office:value="249831555">
            <text:p>249831555</text:p>
          </table:table-cell>
          <table:table-cell table:formula="of:=[.B7]+200" office:value-type="float" office:value="1200">
            <text:p>12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169988">
            <text:p>0.169988</text:p>
          </table:table-cell>
          <table:table-cell office:value-type="float" office:value="-0.505177">
            <text:p>-0.505177</text:p>
          </table:table-cell>
          <table:table-cell table:formula="of:=AVERAGE([.F5:.F8])" office:value-type="float" office:value="-0.44113175">
            <text:p>-0.44113175</text:p>
          </table:table-cell>
          <table:table-cell office:value-type="float" office:value="10.82658">
            <text:p>10.82658</text:p>
          </table:table-cell>
          <table:table-cell office:value-type="float" office:value="0.041701">
            <text:p>0.041701</text:p>
          </table:table-cell>
          <table:table-cell office:value-type="float" office:value="-0.017986">
            <text:p>-0.017986</text:p>
          </table:table-cell>
          <table:table-cell office:value-type="float" office:value="-0.029844">
            <text:p>-0.029844</text:p>
          </table:table-cell>
          <table:table-cell table:formula="of:=AVERAGE([.K6:.K8])" office:value-type="float" office:value="-0.029844">
            <text:p>-0.029844</text:p>
          </table:table-cell>
        </table:table-row>
        <table:table-row table:style-name="ro1">
          <table:table-cell office:value-type="float" office:value="249831755">
            <text:p>249831755</text:p>
          </table:table-cell>
          <table:table-cell table:formula="of:=[.B8]+200" office:value-type="float" office:value="1400">
            <text:p>1400</text:p>
          </table:table-cell>
          <table:table-cell table:number-columns-repeated="2" office:value-type="float" office:value="0">
            <text:p>0</text:p>
          </table:table-cell>
          <table:table-cell office:value-type="float" office:value="1.058237">
            <text:p>1.058237</text:p>
          </table:table-cell>
          <table:table-cell office:value-type="float" office:value="-0.778116">
            <text:p>-0.778116</text:p>
          </table:table-cell>
          <table:table-cell table:formula="of:=AVERAGE([.F6:.F9])" office:value-type="float" office:value="-0.5135565">
            <text:p>-0.5135565</text:p>
          </table:table-cell>
          <table:table-cell office:value-type="float" office:value="11.556811">
            <text:p>11.556811</text:p>
          </table:table-cell>
          <table:table-cell office:value-type="float" office:value="0.036639">
            <text:p>0.036639</text:p>
          </table:table-cell>
          <table:table-cell office:value-type="float" office:value="-0.032375">
            <text:p>-0.032375</text:p>
          </table:table-cell>
          <table:table-cell office:value-type="float" office:value="-0.03544">
            <text:p>-0.03544</text:p>
          </table:table-cell>
          <table:table-cell table:formula="of:=AVERAGE([.K7:.K9])" office:value-type="float" office:value="-0.023449">
            <text:p>-0.023449</text:p>
          </table:table-cell>
        </table:table-row>
        <table:table-row table:style-name="ro1">
          <table:table-cell office:value-type="float" office:value="249831955">
            <text:p>249831955</text:p>
          </table:table-cell>
          <table:table-cell table:formula="of:=[.B9]+200" office:value-type="float" office:value="1600">
            <text:p>1600</text:p>
          </table:table-cell>
          <table:table-cell office:value-type="float" office:value="-0.025">
            <text:p>-0.025</text:p>
          </table:table-cell>
          <table:table-cell office:value-type="float" office:value="-0.018878">
            <text:p>-0.018878</text:p>
          </table:table-cell>
          <table:table-cell office:value-type="float" office:value="1.771709">
            <text:p>1.771709</text:p>
          </table:table-cell>
          <table:table-cell office:value-type="float" office:value="-0.347159">
            <text:p>-0.347159</text:p>
          </table:table-cell>
          <table:table-cell table:formula="of:=AVERAGE([.F7:.F10])" office:value-type="float" office:value="-0.603339">
            <text:p>-0.603339</text:p>
          </table:table-cell>
          <table:table-cell office:value-type="float" office:value="5.784391">
            <text:p>5.784391</text:p>
          </table:table-cell>
          <table:table-cell office:value-type="float" office:value="-0.011058">
            <text:p>-0.011058</text:p>
          </table:table-cell>
          <table:table-cell office:value-type="float" office:value="0.189322">
            <text:p>0.189322</text:p>
          </table:table-cell>
          <table:table-cell office:value-type="float" office:value="-0.07834">
            <text:p>-0.07834</text:p>
          </table:table-cell>
          <table:table-cell table:formula="of:=AVERAGE([.K8:.K10])" office:value-type="float" office:value="-0.0478746666666667">
            <text:p>-0.0478746667</text:p>
          </table:table-cell>
        </table:table-row>
        <table:table-row table:style-name="ro1">
          <table:table-cell office:value-type="float" office:value="249832155">
            <text:p>249832155</text:p>
          </table:table-cell>
          <table:table-cell table:formula="of:=[.B10]+200" office:value-type="float" office:value="1800">
            <text:p>1800</text:p>
          </table:table-cell>
          <table:table-cell office:value-type="float" office:value="-0.05">
            <text:p>-0.05</text:p>
          </table:table-cell>
          <table:table-cell office:value-type="float" office:value="-0.018617">
            <text:p>-0.018617</text:p>
          </table:table-cell>
          <table:table-cell office:value-type="float" office:value="-0.289698">
            <text:p>-0.289698</text:p>
          </table:table-cell>
          <table:table-cell office:value-type="float" office:value="-0.268151">
            <text:p>-0.268151</text:p>
          </table:table-cell>
          <table:table-cell table:formula="of:=AVERAGE([.F8:.F11])" office:value-type="float" office:value="-0.47465075">
            <text:p>-0.47465075</text:p>
          </table:table-cell>
          <table:table-cell office:value-type="float" office:value="11.702858">
            <text:p>11.702858</text:p>
          </table:table-cell>
          <table:table-cell office:value-type="float" office:value="-0.011325">
            <text:p>-0.011325</text:p>
          </table:table-cell>
          <table:table-cell office:value-type="float" office:value="-0.122173">
            <text:p>-0.122173</text:p>
          </table:table-cell>
          <table:table-cell office:value-type="float" office:value="-0.06515">
            <text:p>-0.06515</text:p>
          </table:table-cell>
          <table:table-cell table:formula="of:=AVERAGE([.K9:.K11])" office:value-type="float" office:value="-0.0596433333333333">
            <text:p>-0.0596433333</text:p>
          </table:table-cell>
        </table:table-row>
        <table:table-row table:style-name="ro1">
          <table:table-cell office:value-type="float" office:value="249832355">
            <text:p>249832355</text:p>
          </table:table-cell>
          <table:table-cell table:formula="of:=[.B11]+200" office:value-type="float" office:value="2000">
            <text:p>2000</text:p>
          </table:table-cell>
          <table:table-cell office:value-type="float" office:value="0.05">
            <text:p>0.05</text:p>
          </table:table-cell>
          <table:table-cell office:value-type="float" office:value="-0.037">
            <text:p>-0.037</text:p>
          </table:table-cell>
          <table:table-cell office:value-type="float" office:value="1.09415">
            <text:p>1.09415</text:p>
          </table:table-cell>
          <table:table-cell office:value-type="float" office:value="-0.205901">
            <text:p>-0.205901</text:p>
          </table:table-cell>
          <table:table-cell table:formula="of:=AVERAGE([.F9:.F12])" office:value-type="float" office:value="-0.39983175">
            <text:p>-0.39983175</text:p>
          </table:table-cell>
          <table:table-cell office:value-type="float" office:value="10.764331">
            <text:p>10.764331</text:p>
          </table:table-cell>
          <table:table-cell office:value-type="float" office:value="0.040636">
            <text:p>0.040636</text:p>
          </table:table-cell>
          <table:table-cell office:value-type="float" office:value="-0.036106">
            <text:p>-0.036106</text:p>
          </table:table-cell>
          <table:table-cell office:value-type="float" office:value="-0.125904">
            <text:p>-0.125904</text:p>
          </table:table-cell>
          <table:table-cell table:formula="of:=AVERAGE([.K10:.K12])" office:value-type="float" office:value="-0.089798">
            <text:p>-0.089798</text:p>
          </table:table-cell>
        </table:table-row>
        <table:table-row table:style-name="ro1">
          <table:table-cell office:value-type="float" office:value="249832555">
            <text:p>249832555</text:p>
          </table:table-cell>
          <table:table-cell table:formula="of:=[.B12]+200" office:value-type="float" office:value="2200">
            <text:p>22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-0.866701">
            <text:p>-0.866701</text:p>
          </table:table-cell>
          <table:table-cell office:value-type="float" office:value="0.205901">
            <text:p>0.205901</text:p>
          </table:table-cell>
          <table:table-cell table:formula="of:=AVERAGE([.F10:.F13])" office:value-type="float" office:value="-0.1538275">
            <text:p>-0.1538275</text:p>
          </table:table-cell>
          <table:table-cell office:value-type="float" office:value="12.430695">
            <text:p>12.430695</text:p>
          </table:table-cell>
          <table:table-cell office:value-type="float" office:value="0.149219">
            <text:p>0.149219</text:p>
          </table:table-cell>
          <table:table-cell office:value-type="float" office:value="-0.090597">
            <text:p>-0.090597</text:p>
          </table:table-cell>
          <table:table-cell office:value-type="float" office:value="-0.071945">
            <text:p>-0.071945</text:p>
          </table:table-cell>
          <table:table-cell table:formula="of:=AVERAGE([.K11:.K13])" office:value-type="float" office:value="-0.0876663333333333">
            <text:p>-0.0876663333</text:p>
          </table:table-cell>
        </table:table-row>
        <table:table-row table:style-name="ro1">
          <table:table-cell office:value-type="float" office:value="249832755">
            <text:p>249832755</text:p>
          </table:table-cell>
          <table:table-cell table:formula="of:=[.B13]+200" office:value-type="float" office:value="2400">
            <text:p>2400</text:p>
          </table:table-cell>
          <table:table-cell office:value-type="float" office:value="0.025">
            <text:p>0.025</text:p>
          </table:table-cell>
          <table:table-cell office:value-type="float" office:value="-0.018878">
            <text:p>-0.018878</text:p>
          </table:table-cell>
          <table:table-cell office:value-type="float" office:value="-0.086191">
            <text:p>-0.086191</text:p>
          </table:table-cell>
          <table:table-cell office:value-type="float" office:value="-0.184354">
            <text:p>-0.184354</text:p>
          </table:table-cell>
          <table:table-cell table:formula="of:=AVERAGE([.F11:.F14])" office:value-type="float" office:value="-0.11312625">
            <text:p>-0.11312625</text:p>
          </table:table-cell>
          <table:table-cell office:value-type="float" office:value="9.440337">
            <text:p>9.440337</text:p>
          </table:table-cell>
          <table:table-cell office:value-type="float" office:value="0.058089">
            <text:p>0.058089</text:p>
          </table:table-cell>
          <table:table-cell office:value-type="float" office:value="-0.018652">
            <text:p>-0.018652</text:p>
          </table:table-cell>
          <table:table-cell office:value-type="float" office:value="-0.078473">
            <text:p>-0.078473</text:p>
          </table:table-cell>
          <table:table-cell table:formula="of:=AVERAGE([.K12:.K14])" office:value-type="float" office:value="-0.0921073333333333">
            <text:p>-0.0921073333</text:p>
          </table:table-cell>
        </table:table-row>
        <table:table-row table:style-name="ro1">
          <table:table-cell office:value-type="float" office:value="249832955">
            <text:p>249832955</text:p>
          </table:table-cell>
          <table:table-cell table:formula="of:=[.B14]+200"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-0.018878">
            <text:p>-0.018878</text:p>
          </table:table-cell>
          <table:table-cell office:value-type="float" office:value="1.810017">
            <text:p>1.810017</text:p>
          </table:table-cell>
          <table:table-cell office:value-type="float" office:value="-0.126893">
            <text:p>-0.126893</text:p>
          </table:table-cell>
          <table:table-cell table:formula="of:=AVERAGE([.F12:.F15])" office:value-type="float" office:value="-0.07781175">
            <text:p>-0.07781175</text:p>
          </table:table-cell>
          <table:table-cell office:value-type="float" office:value="12.375628">
            <text:p>12.375628</text:p>
          </table:table-cell>
          <table:table-cell office:value-type="float" office:value="0.001066">
            <text:p>0.001066</text:p>
          </table:table-cell>
          <table:table-cell office:value-type="float" office:value="-0.112047">
            <text:p>-0.112047</text:p>
          </table:table-cell>
          <table:table-cell office:value-type="float" office:value="-0.055291">
            <text:p>-0.055291</text:p>
          </table:table-cell>
          <table:table-cell table:formula="of:=AVERAGE([.K13:.K15])" office:value-type="float" office:value="-0.0685696666666667">
            <text:p>-0.0685696667</text:p>
          </table:table-cell>
        </table:table-row>
        <table:table-row table:style-name="ro1">
          <table:table-cell office:value-type="float" office:value="249833155">
            <text:p>249833155</text:p>
          </table:table-cell>
          <table:table-cell table:formula="of:=[.B15]+200"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-0.018878">
            <text:p>-0.018878</text:p>
          </table:table-cell>
          <table:table-cell office:value-type="float" office:value="-1.54426">
            <text:p>-1.54426</text:p>
          </table:table-cell>
          <table:table-cell office:value-type="float" office:value="1.683124">
            <text:p>1.683124</text:p>
          </table:table-cell>
          <table:table-cell table:formula="of:=AVERAGE([.F13:.F16])" office:value-type="float" office:value="0.3944445">
            <text:p>0.3944445</text:p>
          </table:table-cell>
          <table:table-cell office:value-type="float" office:value="14.913482">
            <text:p>14.913482</text:p>
          </table:table-cell>
          <table:table-cell office:value-type="float" office:value="-0.062219">
            <text:p>-0.062219</text:p>
          </table:table-cell>
          <table:table-cell office:value-type="float" office:value="0.003597">
            <text:p>0.003597</text:p>
          </table:table-cell>
          <table:table-cell office:value-type="float" office:value="0.031309">
            <text:p>0.031309</text:p>
          </table:table-cell>
          <table:table-cell table:formula="of:=AVERAGE([.K14:.K16])" office:value-type="float" office:value="-0.0341516666666667">
            <text:p>-0.0341516667</text:p>
          </table:table-cell>
        </table:table-row>
        <table:table-row table:style-name="ro1">
          <table:table-cell office:value-type="float" office:value="249833355">
            <text:p>249833355</text:p>
          </table:table-cell>
          <table:table-cell table:formula="of:=[.B16]+200"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-0.018878">
            <text:p>-0.018878</text:p>
          </table:table-cell>
          <table:table-cell office:value-type="float" office:value="0.395043">
            <text:p>0.395043</text:p>
          </table:table-cell>
          <table:table-cell office:value-type="float" office:value="2.786851">
            <text:p>2.786851</text:p>
          </table:table-cell>
          <table:table-cell table:formula="of:=AVERAGE([.F14:.F17])" office:value-type="float" office:value="1.039682">
            <text:p>1.039682</text:p>
          </table:table-cell>
          <table:table-cell office:value-type="float" office:value="13.60146">
            <text:p>13.60146</text:p>
          </table:table-cell>
          <table:table-cell office:value-type="float" office:value="0.080871">
            <text:p>0.080871</text:p>
          </table:table-cell>
          <table:table-cell office:value-type="float" office:value="0.055691">
            <text:p>0.055691</text:p>
          </table:table-cell>
          <table:table-cell office:value-type="float" office:value="-0.105386">
            <text:p>-0.105386</text:p>
          </table:table-cell>
          <table:table-cell table:formula="of:=AVERAGE([.K15:.K17])" office:value-type="float" office:value="-0.0431226666666667">
            <text:p>-0.0431226667</text:p>
          </table:table-cell>
        </table:table-row>
        <table:table-row table:style-name="ro1">
          <table:table-cell office:value-type="float" office:value="249833555">
            <text:p>249833555</text:p>
          </table:table-cell>
          <table:table-cell table:formula="of:=[.B17]+200"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-0.018878">
            <text:p>-0.018878</text:p>
          </table:table-cell>
          <table:table-cell office:value-type="float" office:value="0.593762">
            <text:p>0.593762</text:p>
          </table:table-cell>
          <table:table-cell office:value-type="float" office:value="-0.079009">
            <text:p>-0.079009</text:p>
          </table:table-cell>
          <table:table-cell table:formula="of:=AVERAGE([.F15:.F18])" office:value-type="float" office:value="1.06601825">
            <text:p>1.06601825</text:p>
          </table:table-cell>
          <table:table-cell office:value-type="float" office:value="10.172963">
            <text:p>10.172963</text:p>
          </table:table-cell>
          <table:table-cell office:value-type="float" office:value="0.012923">
            <text:p>0.012923</text:p>
          </table:table-cell>
          <table:table-cell office:value-type="float" office:value="0.002265">
            <text:p>0.002265</text:p>
          </table:table-cell>
          <table:table-cell office:value-type="float" office:value="-0.044233">
            <text:p>-0.044233</text:p>
          </table:table-cell>
          <table:table-cell table:formula="of:=AVERAGE([.K16:.K18])" office:value-type="float" office:value="-0.0394366666666667">
            <text:p>-0.0394366667</text:p>
          </table:table-cell>
        </table:table-row>
        <table:table-row table:style-name="ro1">
          <table:table-cell office:value-type="float" office:value="249833755">
            <text:p>249833755</text:p>
          </table:table-cell>
          <table:table-cell table:formula="of:=[.B18]+200" office:value-type="float" office:value="3400">
            <text:p>3400</text:p>
          </table:table-cell>
          <table:table-cell office:value-type="float" office:value="-0.05">
            <text:p>-0.05</text:p>
          </table:table-cell>
          <table:table-cell office:value-type="float" office:value="-0.018617">
            <text:p>-0.018617</text:p>
          </table:table-cell>
          <table:table-cell office:value-type="float" office:value="0.512359">
            <text:p>0.512359</text:p>
          </table:table-cell>
          <table:table-cell office:value-type="float" office:value="0.924162">
            <text:p>0.924162</text:p>
          </table:table-cell>
          <table:table-cell table:formula="of:=AVERAGE([.F16:.F19])" office:value-type="float" office:value="1.328782">
            <text:p>1.328782</text:p>
          </table:table-cell>
          <table:table-cell office:value-type="float" office:value="11.489774">
            <text:p>11.489774</text:p>
          </table:table-cell>
          <table:table-cell office:value-type="float" office:value="0.005862">
            <text:p>0.005862</text:p>
          </table:table-cell>
          <table:table-cell office:value-type="float" office:value="-0.017054">
            <text:p>-0.017054</text:p>
          </table:table-cell>
          <table:table-cell office:value-type="float" office:value="-0.074476">
            <text:p>-0.074476</text:p>
          </table:table-cell>
          <table:table-cell table:formula="of:=AVERAGE([.K17:.K19])" office:value-type="float" office:value="-0.0746983333333333">
            <text:p>-0.0746983333</text:p>
          </table:table-cell>
        </table:table-row>
        <table:table-row table:style-name="ro1">
          <table:table-cell office:value-type="float" office:value="249833955">
            <text:p>249833955</text:p>
          </table:table-cell>
          <table:table-cell table:formula="of:=[.B19]+200" office:value-type="float" office:value="3600">
            <text:p>36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766145">
            <text:p>0.766145</text:p>
          </table:table-cell>
          <table:table-cell office:value-type="float" office:value="-0.253785">
            <text:p>-0.253785</text:p>
          </table:table-cell>
          <table:table-cell table:formula="of:=AVERAGE([.F17:.F20])" office:value-type="float" office:value="0.84455475">
            <text:p>0.84455475</text:p>
          </table:table-cell>
          <table:table-cell office:value-type="float" office:value="10.869676">
            <text:p>10.869676</text:p>
          </table:table-cell>
          <table:table-cell office:value-type="float" office:value="0.009326">
            <text:p>0.009326</text:p>
          </table:table-cell>
          <table:table-cell office:value-type="float" office:value="-0.044499">
            <text:p>-0.044499</text:p>
          </table:table-cell>
          <table:table-cell office:value-type="float" office:value="-0.053959">
            <text:p>-0.053959</text:p>
          </table:table-cell>
          <table:table-cell table:formula="of:=AVERAGE([.K18:.K20])" office:value-type="float" office:value="-0.057556">
            <text:p>-0.057556</text:p>
          </table:table-cell>
        </table:table-row>
        <table:table-row table:style-name="ro1">
          <table:table-cell office:value-type="float" office:value="249834155">
            <text:p>249834155</text:p>
          </table:table-cell>
          <table:table-cell table:formula="of:=[.B20]+200" office:value-type="float" office:value="3800">
            <text:p>3800</text:p>
          </table:table-cell>
          <table:table-cell office:value-type="float" office:value="0.025">
            <text:p>0.025</text:p>
          </table:table-cell>
          <table:table-cell office:value-type="float" office:value="-0.018878">
            <text:p>-0.018878</text:p>
          </table:table-cell>
          <table:table-cell office:value-type="float" office:value="-0.354342">
            <text:p>-0.354342</text:p>
          </table:table-cell>
          <table:table-cell office:value-type="float" office:value="0.612916">
            <text:p>0.612916</text:p>
          </table:table-cell>
          <table:table-cell table:formula="of:=AVERAGE([.F18:.F21])" office:value-type="float" office:value="0.301071">
            <text:p>0.301071</text:p>
          </table:table-cell>
          <table:table-cell office:value-type="float" office:value="11.643003">
            <text:p>11.643003</text:p>
          </table:table-cell>
          <table:table-cell office:value-type="float" office:value="0.023449">
            <text:p>0.023449</text:p>
          </table:table-cell>
          <table:table-cell office:value-type="float" office:value="-0.221297">
            <text:p>-0.221297</text:p>
          </table:table-cell>
          <table:table-cell office:value-type="float" office:value="-0.073144">
            <text:p>-0.073144</text:p>
          </table:table-cell>
          <table:table-cell table:formula="of:=AVERAGE([.K19:.K21])" office:value-type="float" office:value="-0.067193">
            <text:p>-0.067193</text:p>
          </table:table-cell>
        </table:table-row>
        <table:table-row table:style-name="ro1">
          <table:table-cell office:value-type="float" office:value="249834355">
            <text:p>249834355</text:p>
          </table:table-cell>
          <table:table-cell table:formula="of:=[.B21]+200" office:value-type="float" office:value="4000">
            <text:p>4000</text:p>
          </table:table-cell>
          <table:table-cell office:value-type="float" office:value="-0.025">
            <text:p>-0.025</text:p>
          </table:table-cell>
          <table:table-cell office:value-type="float" office:value="-0.0375">
            <text:p>-0.0375</text:p>
          </table:table-cell>
          <table:table-cell office:value-type="float" office:value="1.173159">
            <text:p>1.173159</text:p>
          </table:table-cell>
          <table:table-cell office:value-type="float" office:value="-1.189918">
            <text:p>-1.189918</text:p>
          </table:table-cell>
          <table:table-cell table:formula="of:=AVERAGE([.F19:.F22])" office:value-type="float" office:value="0.02334375">
            <text:p>0.02334375</text:p>
          </table:table-cell>
          <table:table-cell office:value-type="float" office:value="9.873688">
            <text:p>9.873688</text:p>
          </table:table-cell>
          <table:table-cell office:value-type="float" office:value="0.043833">
            <text:p>0.043833</text:p>
          </table:table-cell>
          <table:table-cell office:value-type="float" office:value="-0.017187">
            <text:p>-0.017187</text:p>
          </table:table-cell>
          <table:table-cell office:value-type="float" office:value="-0.088066">
            <text:p>-0.088066</text:p>
          </table:table-cell>
          <table:table-cell table:formula="of:=AVERAGE([.K20:.K22])" office:value-type="float" office:value="-0.071723">
            <text:p>-0.071723</text:p>
          </table:table-cell>
        </table:table-row>
        <table:table-row table:style-name="ro1">
          <table:table-cell office:value-type="float" office:value="249834555">
            <text:p>249834555</text:p>
          </table:table-cell>
          <table:table-cell table:formula="of:=[.B22]+200" office:value-type="float" office:value="4200">
            <text:p>4200</text:p>
          </table:table-cell>
          <table:table-cell office:value-type="float" office:value="0.025">
            <text:p>0.025</text:p>
          </table:table-cell>
          <table:table-cell office:value-type="float" office:value="-0.018878">
            <text:p>-0.018878</text:p>
          </table:table-cell>
          <table:table-cell office:value-type="float" office:value="0.675165">
            <text:p>0.675165</text:p>
          </table:table-cell>
          <table:table-cell office:value-type="float" office:value="-0.246603">
            <text:p>-0.246603</text:p>
          </table:table-cell>
          <table:table-cell table:formula="of:=AVERAGE([.F20:.F23])" office:value-type="float" office:value="-0.2693475">
            <text:p>-0.2693475</text:p>
          </table:table-cell>
          <table:table-cell office:value-type="float" office:value="11.092337">
            <text:p>11.092337</text:p>
          </table:table-cell>
          <table:table-cell office:value-type="float" office:value="0.037038">
            <text:p>0.037038</text:p>
          </table:table-cell>
          <table:table-cell office:value-type="float" office:value="0.003864">
            <text:p>0.003864</text:p>
          </table:table-cell>
          <table:table-cell office:value-type="float" office:value="-0.046498">
            <text:p>-0.046498</text:p>
          </table:table-cell>
          <table:table-cell table:formula="of:=AVERAGE([.K21:.K23])" office:value-type="float" office:value="-0.069236">
            <text:p>-0.069236</text:p>
          </table:table-cell>
        </table:table-row>
        <table:table-row table:style-name="ro1">
          <table:table-cell office:value-type="float" office:value="249834755">
            <text:p>249834755</text:p>
          </table:table-cell>
          <table:table-cell table:formula="of:=[.B23]+200" office:value-type="float" office:value="4400">
            <text:p>4400</text:p>
          </table:table-cell>
          <table:table-cell office:value-type="float" office:value="-0.025">
            <text:p>-0.025</text:p>
          </table:table-cell>
          <table:table-cell office:value-type="float" office:value="-0.0375">
            <text:p>-0.0375</text:p>
          </table:table-cell>
          <table:table-cell office:value-type="float" office:value="-0.773327">
            <text:p>-0.773327</text:p>
          </table:table-cell>
          <table:table-cell office:value-type="float" office:value="-0.416591">
            <text:p>-0.416591</text:p>
          </table:table-cell>
          <table:table-cell table:formula="of:=AVERAGE([.F21:.F24])" office:value-type="float" office:value="-0.310049">
            <text:p>-0.310049</text:p>
          </table:table-cell>
          <table:table-cell office:value-type="float" office:value="6.251261">
            <text:p>6.251261</text:p>
          </table:table-cell>
          <table:table-cell office:value-type="float" office:value="0.08327">
            <text:p>0.08327</text:p>
          </table:table-cell>
          <table:table-cell office:value-type="float" office:value="-0.024381">
            <text:p>-0.024381</text:p>
          </table:table-cell>
          <table:table-cell office:value-type="float" office:value="-0.020384">
            <text:p>-0.020384</text:p>
          </table:table-cell>
          <table:table-cell table:formula="of:=AVERAGE([.K22:.K24])" office:value-type="float" office:value="-0.0516493333333333">
            <text:p>-0.0516493333</text:p>
          </table:table-cell>
        </table:table-row>
        <table:table-row table:style-name="ro1">
          <table:table-cell office:value-type="float" office:value="249834955">
            <text:p>249834955</text:p>
          </table:table-cell>
          <table:table-cell table:formula="of:=[.B24]+200" office:value-type="float" office:value="4600">
            <text:p>4600</text:p>
          </table:table-cell>
          <table:table-cell office:value-type="float" office:value="0.025">
            <text:p>0.025</text:p>
          </table:table-cell>
          <table:table-cell office:value-type="float" office:value="-0.018878">
            <text:p>-0.018878</text:p>
          </table:table-cell>
          <table:table-cell office:value-type="float" office:value="0.471658">
            <text:p>0.471658</text:p>
          </table:table-cell>
          <table:table-cell office:value-type="float" office:value="-0.73502">
            <text:p>-0.73502</text:p>
          </table:table-cell>
          <table:table-cell table:formula="of:=AVERAGE([.F22:.F25])" office:value-type="float" office:value="-0.647033">
            <text:p>-0.647033</text:p>
          </table:table-cell>
          <table:table-cell office:value-type="float" office:value="11.197681">
            <text:p>11.197681</text:p>
          </table:table-cell>
          <table:table-cell office:value-type="float" office:value="0.035173">
            <text:p>0.035173</text:p>
          </table:table-cell>
          <table:table-cell office:value-type="float" office:value="-0.04823">
            <text:p>-0.04823</text:p>
          </table:table-cell>
          <table:table-cell office:value-type="float" office:value="-0.077674">
            <text:p>-0.077674</text:p>
          </table:table-cell>
          <table:table-cell table:formula="of:=AVERAGE([.K23:.K25])" office:value-type="float" office:value="-0.0481853333333333">
            <text:p>-0.0481853333</text:p>
          </table:table-cell>
        </table:table-row>
        <table:table-row table:style-name="ro1">
          <table:table-cell office:value-type="float" office:value="249835155">
            <text:p>249835155</text:p>
          </table:table-cell>
          <table:table-cell table:formula="of:=[.B25]+200"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-0.018878">
            <text:p>-0.018878</text:p>
          </table:table-cell>
          <table:table-cell office:value-type="float" office:value="0.45011">
            <text:p>0.45011</text:p>
          </table:table-cell>
          <table:table-cell office:value-type="float" office:value="-0.059855">
            <text:p>-0.059855</text:p>
          </table:table-cell>
          <table:table-cell table:formula="of:=AVERAGE([.F23:.F26])" office:value-type="float" office:value="-0.36451725">
            <text:p>-0.36451725</text:p>
          </table:table-cell>
          <table:table-cell office:value-type="float" office:value="10.297462">
            <text:p>10.297462</text:p>
          </table:table-cell>
          <table:table-cell office:value-type="float" office:value="0.045032">
            <text:p>0.045032</text:p>
          </table:table-cell>
          <table:table-cell office:value-type="float" office:value="-0.070746">
            <text:p>-0.070746</text:p>
          </table:table-cell>
          <table:table-cell office:value-type="float" office:value="-0.06062">
            <text:p>-0.06062</text:p>
          </table:table-cell>
          <table:table-cell table:formula="of:=AVERAGE([.K24:.K26])" office:value-type="float" office:value="-0.0528926666666667">
            <text:p>-0.0528926667</text:p>
          </table:table-cell>
        </table:table-row>
        <table:table-row table:style-name="ro1">
          <table:table-cell office:value-type="float" office:value="249835355">
            <text:p>249835355</text:p>
          </table:table-cell>
          <table:table-cell table:formula="of:=[.B26]+200" office:value-type="float" office:value="5000">
            <text:p>50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2.796427">
            <text:p>2.796427</text:p>
          </table:table-cell>
          <table:table-cell office:value-type="float" office:value="0.126893">
            <text:p>0.126893</text:p>
          </table:table-cell>
          <table:table-cell table:formula="of:=AVERAGE([.F24:.F27])" office:value-type="float" office:value="-0.27114325">
            <text:p>-0.27114325</text:p>
          </table:table-cell>
          <table:table-cell office:value-type="float" office:value="9.018958">
            <text:p>9.018958</text:p>
          </table:table-cell>
          <table:table-cell office:value-type="float" office:value="0.011591">
            <text:p>0.011591</text:p>
          </table:table-cell>
          <table:table-cell office:value-type="float" office:value="0.223695">
            <text:p>0.223695</text:p>
          </table:table-cell>
          <table:table-cell office:value-type="float" office:value="-0.015988">
            <text:p>-0.015988</text:p>
          </table:table-cell>
          <table:table-cell table:formula="of:=AVERAGE([.K25:.K27])" office:value-type="float" office:value="-0.0514273333333333">
            <text:p>-0.0514273333</text:p>
          </table:table-cell>
        </table:table-row>
        <table:table-row table:style-name="ro1">
          <table:table-cell office:value-type="float" office:value="249835555">
            <text:p>249835555</text:p>
          </table:table-cell>
          <table:table-cell table:formula="of:=[.B27]+200" office:value-type="float" office:value="5200">
            <text:p>5200</text:p>
          </table:table-cell>
          <table:table-cell office:value-type="float" office:value="-0.025">
            <text:p>-0.025</text:p>
          </table:table-cell>
          <table:table-cell office:value-type="float" office:value="-0.018617">
            <text:p>-0.018617</text:p>
          </table:table-cell>
          <table:table-cell office:value-type="float" office:value="0.687136">
            <text:p>0.687136</text:p>
          </table:table-cell>
          <table:table-cell office:value-type="float" office:value="-0.203507">
            <text:p>-0.203507</text:p>
          </table:table-cell>
          <table:table-cell table:formula="of:=AVERAGE([.F25:.F28])" office:value-type="float" office:value="-0.21787225">
            <text:p>-0.21787225</text:p>
          </table:table-cell>
          <table:table-cell office:value-type="float" office:value="10.94629">
            <text:p>10.94629</text:p>
          </table:table-cell>
          <table:table-cell office:value-type="float" office:value="0.037971">
            <text:p>0.037971</text:p>
          </table:table-cell>
          <table:table-cell office:value-type="float" office:value="-0.059554">
            <text:p>-0.059554</text:p>
          </table:table-cell>
          <table:table-cell office:value-type="float" office:value="-0.010525">
            <text:p>-0.010525</text:p>
          </table:table-cell>
          <table:table-cell table:formula="of:=AVERAGE([.K26:.K28])" office:value-type="float" office:value="-0.0290443333333333">
            <text:p>-0.0290443333</text:p>
          </table:table-cell>
        </table:table-row>
        <table:table-row table:style-name="ro1">
          <table:table-cell office:value-type="float" office:value="256389455">
            <text:p>256389455</text:p>
          </table:table-cell>
          <table:table-cell table:formula="of:=[.B28]+200" office:value-type="float" office:value="5400">
            <text:p>5400</text:p>
          </table:table-cell>
          <table:table-cell office:value-type="float" office:value="-0.000027">
            <text:p>-0.000027</text:p>
          </table:table-cell>
          <table:table-cell office:value-type="float" office:value="0">
            <text:p>0</text:p>
          </table:table-cell>
          <table:table-cell office:value-type="float" office:value="0.943315">
            <text:p>0.943315</text:p>
          </table:table-cell>
          <table:table-cell office:value-type="float" office:value="-0.1652">
            <text:p>-0.1652</text:p>
          </table:table-cell>
          <table:table-cell table:formula="of:=AVERAGE([.F26:.F29])" office:value-type="float" office:value="-0.07541725">
            <text:p>-0.07541725</text:p>
          </table:table-cell>
          <table:table-cell office:value-type="float" office:value="10.967837">
            <text:p>10.967837</text:p>
          </table:table-cell>
          <table:table-cell office:value-type="float" office:value="0.002132">
            <text:p>0.002132</text:p>
          </table:table-cell>
          <table:table-cell office:value-type="float" office:value="-0.04743">
            <text:p>-0.04743</text:p>
          </table:table-cell>
          <table:table-cell office:value-type="float" office:value="-0.068481">
            <text:p>-0.068481</text:p>
          </table:table-cell>
          <table:table-cell table:formula="of:=AVERAGE([.K27:.K29])" office:value-type="float" office:value="-0.0316646666666667">
            <text:p>-0.0316646667</text:p>
          </table:table-cell>
        </table:table-row>
        <table:table-row table:style-name="ro1">
          <table:table-cell office:value-type="float" office:value="256389655">
            <text:p>256389655</text:p>
          </table:table-cell>
          <table:table-cell table:formula="of:=[.B29]+200" office:value-type="float" office:value="5600">
            <text:p>5600</text:p>
          </table:table-cell>
          <table:table-cell office:value-type="float" office:value="0.499973">
            <text:p>0.499973</text:p>
          </table:table-cell>
          <table:table-cell office:value-type="float" office:value="0">
            <text:p>0</text:p>
          </table:table-cell>
          <table:table-cell office:value-type="float" office:value="3.835511">
            <text:p>3.835511</text:p>
          </table:table-cell>
          <table:table-cell office:value-type="float" office:value="-0.47884">
            <text:p>-0.47884</text:p>
          </table:table-cell>
          <table:table-cell table:formula="of:=AVERAGE([.F27:.F30])" office:value-type="float" office:value="-0.1801635">
            <text:p>-0.1801635</text:p>
          </table:table-cell>
          <table:table-cell office:value-type="float" office:value="12.552799">
            <text:p>12.552799</text:p>
          </table:table-cell>
          <table:table-cell office:value-type="float" office:value="0.124038">
            <text:p>0.124038</text:p>
          </table:table-cell>
          <table:table-cell office:value-type="float" office:value="0.09153">
            <text:p>0.09153</text:p>
          </table:table-cell>
          <table:table-cell office:value-type="float" office:value="-0.353462">
            <text:p>-0.353462</text:p>
          </table:table-cell>
          <table:table-cell table:formula="of:=AVERAGE([.K28:.K30])" office:value-type="float" office:value="-0.144156">
            <text:p>-0.144156</text:p>
          </table:table-cell>
        </table:table-row>
        <table:table-row table:style-name="ro1">
          <table:table-cell office:value-type="float" office:value="256389855">
            <text:p>256389855</text:p>
          </table:table-cell>
          <table:table-cell table:formula="of:=[.B30]+200" office:value-type="float" office:value="5800">
            <text:p>5800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2.561796">
            <text:p>2.561796</text:p>
          </table:table-cell>
          <table:table-cell office:value-type="float" office:value="-0.177171">
            <text:p>-0.177171</text:p>
          </table:table-cell>
          <table:table-cell table:formula="of:=AVERAGE([.F28:.F31])" office:value-type="float" office:value="-0.2561795">
            <text:p>-0.2561795</text:p>
          </table:table-cell>
          <table:table-cell office:value-type="float" office:value="10.225636">
            <text:p>10.225636</text:p>
          </table:table-cell>
          <table:table-cell office:value-type="float" office:value="-0.005329">
            <text:p>-0.005329</text:p>
          </table:table-cell>
          <table:table-cell office:value-type="float" office:value="-0.093795">
            <text:p>-0.093795</text:p>
          </table:table-cell>
          <table:table-cell office:value-type="float" office:value="-0.051294">
            <text:p>-0.051294</text:p>
          </table:table-cell>
          <table:table-cell table:formula="of:=AVERAGE([.K29:.K31])" office:value-type="float" office:value="-0.157745666666667">
            <text:p>-0.1577456667</text:p>
          </table:table-cell>
        </table:table-row>
        <table:table-row table:style-name="ro1">
          <table:table-cell office:value-type="float" office:value="256390055">
            <text:p>256390055</text:p>
          </table:table-cell>
          <table:table-cell table:formula="of:=[.B31]+200" office:value-type="float" office:value="6000">
            <text:p>60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189142">
            <text:p>-0.189142</text:p>
          </table:table-cell>
          <table:table-cell office:value-type="float" office:value="0.026336">
            <text:p>0.026336</text:p>
          </table:table-cell>
          <table:table-cell table:formula="of:=AVERAGE([.F29:.F32])" office:value-type="float" office:value="-0.19871875">
            <text:p>-0.19871875</text:p>
          </table:table-cell>
          <table:table-cell office:value-type="float" office:value="10.979809">
            <text:p>10.979809</text:p>
          </table:table-cell>
          <table:table-cell office:value-type="float" office:value="0.019585">
            <text:p>0.019585</text:p>
          </table:table-cell>
          <table:table-cell office:value-type="float" office:value="-0.063152">
            <text:p>-0.063152</text:p>
          </table:table-cell>
          <table:table-cell office:value-type="float" office:value="0.043833">
            <text:p>0.043833</text:p>
          </table:table-cell>
          <table:table-cell table:formula="of:=AVERAGE([.K30:.K32])" office:value-type="float" office:value="-0.120307666666667">
            <text:p>-0.1203076667</text:p>
          </table:table-cell>
        </table:table-row>
        <table:table-row table:style-name="ro1">
          <table:table-cell office:value-type="float" office:value="256390255">
            <text:p>256390255</text:p>
          </table:table-cell>
          <table:table-cell table:formula="of:=[.B32]+200" office:value-type="float" office:value="6200">
            <text:p>6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007183">
            <text:p>-0.007183</text:p>
          </table:table-cell>
          <table:table-cell table:formula="of:=AVERAGE([.F30:.F33])" office:value-type="float" office:value="-0.1592145">
            <text:p>-0.1592145</text:p>
          </table:table-cell>
          <table:table-cell office:value-type="float" office:value="11.073183">
            <text:p>11.073183</text:p>
          </table:table-cell>
          <table:table-cell office:value-type="float" office:value="0.024115">
            <text:p>0.024115</text:p>
          </table:table-cell>
          <table:table-cell office:value-type="float" office:value="-0.055957">
            <text:p>-0.055957</text:p>
          </table:table-cell>
          <table:table-cell office:value-type="float" office:value="0.009593">
            <text:p>0.009593</text:p>
          </table:table-cell>
          <table:table-cell table:formula="of:=AVERAGE([.K31:.K33])" office:value-type="float" office:value="0.000710666666666665">
            <text:p>0.0007106667</text:p>
          </table:table-cell>
        </table:table-row>
        <table:table-row table:style-name="ro1">
          <table:table-cell office:value-type="float" office:value="256390455">
            <text:p>256390455</text:p>
          </table:table-cell>
          <table:table-cell table:formula="of:=[.B33]+200" office:value-type="float" office:value="6400">
            <text:p>6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81791">
            <text:p>0.581791</text:p>
          </table:table-cell>
          <table:table-cell office:value-type="float" office:value="-0.086191">
            <text:p>-0.086191</text:p>
          </table:table-cell>
          <table:table-cell table:formula="of:=AVERAGE([.F31:.F34])" office:value-type="float" office:value="-0.06105225">
            <text:p>-0.06105225</text:p>
          </table:table-cell>
          <table:table-cell office:value-type="float" office:value="11.008539">
            <text:p>11.008539</text:p>
          </table:table-cell>
          <table:table-cell office:value-type="float" office:value="0.026513">
            <text:p>0.026513</text:p>
          </table:table-cell>
          <table:table-cell office:value-type="float" office:value="-0.058089">
            <text:p>-0.058089</text:p>
          </table:table-cell>
          <table:table-cell office:value-type="float" office:value="0.016787">
            <text:p>0.016787</text:p>
          </table:table-cell>
          <table:table-cell table:formula="of:=AVERAGE([.K32:.K34])" office:value-type="float" office:value="0.0234043333333333">
            <text:p>0.0234043333</text:p>
          </table:table-cell>
        </table:table-row>
        <table:table-row table:style-name="ro1">
          <table:table-cell office:value-type="float" office:value="256390655">
            <text:p>256390655</text:p>
          </table:table-cell>
          <table:table-cell table:formula="of:=[.B34]+200" office:value-type="float" office:value="6600">
            <text:p>6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855">
            <text:p>0.59855</text:p>
          </table:table-cell>
          <table:table-cell office:value-type="float" office:value="-0.081403">
            <text:p>-0.081403</text:p>
          </table:table-cell>
          <table:table-cell table:formula="of:=AVERAGE([.F32:.F35])" office:value-type="float" office:value="-0.03711025">
            <text:p>-0.03711025</text:p>
          </table:table-cell>
          <table:table-cell office:value-type="float" office:value="11.077971">
            <text:p>11.077971</text:p>
          </table:table-cell>
          <table:table-cell office:value-type="float" office:value="0.025047">
            <text:p>0.025047</text:p>
          </table:table-cell>
          <table:table-cell office:value-type="float" office:value="-0.06102">
            <text:p>-0.06102</text:p>
          </table:table-cell>
          <table:table-cell office:value-type="float" office:value="0.022649">
            <text:p>0.022649</text:p>
          </table:table-cell>
          <table:table-cell table:formula="of:=AVERAGE([.K33:.K35])" office:value-type="float" office:value="0.016343">
            <text:p>0.016343</text:p>
          </table:table-cell>
        </table:table-row>
        <table:table-row table:style-name="ro1">
          <table:table-cell office:value-type="float" office:value="256390855">
            <text:p>256390855</text:p>
          </table:table-cell>
          <table:table-cell table:formula="of:=[.B35]+200" office:value-type="float" office:value="6800">
            <text:p>6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3762">
            <text:p>0.593762</text:p>
          </table:table-cell>
          <table:table-cell office:value-type="float" office:value="-0.110133">
            <text:p>-0.110133</text:p>
          </table:table-cell>
          <table:table-cell table:formula="of:=AVERAGE([.F33:.F36])" office:value-type="float" office:value="-0.0712275">
            <text:p>-0.0712275</text:p>
          </table:table-cell>
          <table:table-cell office:value-type="float" office:value="11.020511">
            <text:p>11.020511</text:p>
          </table:table-cell>
          <table:table-cell office:value-type="float" office:value="0.027179">
            <text:p>0.027179</text:p>
          </table:table-cell>
          <table:table-cell office:value-type="float" office:value="-0.06062">
            <text:p>-0.06062</text:p>
          </table:table-cell>
          <table:table-cell office:value-type="float" office:value="0.020384">
            <text:p>0.020384</text:p>
          </table:table-cell>
          <table:table-cell table:formula="of:=AVERAGE([.K34:.K36])" office:value-type="float" office:value="0.01994">
            <text:p>0.01994</text:p>
          </table:table-cell>
        </table:table-row>
        <table:table-row table:style-name="ro1">
          <table:table-cell office:value-type="float" office:value="256391055">
            <text:p>256391055</text:p>
          </table:table-cell>
          <table:table-cell table:formula="of:=[.B36]+200" office:value-type="float" office:value="7000">
            <text:p>7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86579">
            <text:p>0.586579</text:p>
          </table:table-cell>
          <table:table-cell office:value-type="float" office:value="-0.134075">
            <text:p>-0.134075</text:p>
          </table:table-cell>
          <table:table-cell table:formula="of:=AVERAGE([.F34:.F37])" office:value-type="float" office:value="-0.1029505">
            <text:p>-0.1029505</text:p>
          </table:table-cell>
          <table:table-cell office:value-type="float" office:value="10.994174">
            <text:p>10.994174</text:p>
          </table:table-cell>
          <table:table-cell office:value-type="float" office:value="0.024781">
            <text:p>0.024781</text:p>
          </table:table-cell>
          <table:table-cell office:value-type="float" office:value="-0.062086">
            <text:p>-0.062086</text:p>
          </table:table-cell>
          <table:table-cell office:value-type="float" office:value="0.018786">
            <text:p>0.018786</text:p>
          </table:table-cell>
          <table:table-cell table:formula="of:=AVERAGE([.K35:.K37])" office:value-type="float" office:value="0.0206063333333333">
            <text:p>0.0206063333</text:p>
          </table:table-cell>
        </table:table-row>
        <table:table-row table:style-name="ro1">
          <table:table-cell office:value-type="float" office:value="256391255">
            <text:p>256391255</text:p>
          </table:table-cell>
          <table:table-cell table:formula="of:=[.B37]+200" office:value-type="float" office:value="7200">
            <text:p>7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8829">
            <text:p>0.648829</text:p>
          </table:table-cell>
          <table:table-cell office:value-type="float" office:value="-0.117316">
            <text:p>-0.117316</text:p>
          </table:table-cell>
          <table:table-cell table:formula="of:=AVERAGE([.F35:.F38])" office:value-type="float" office:value="-0.11073175">
            <text:p>-0.11073175</text:p>
          </table:table-cell>
          <table:table-cell office:value-type="float" office:value="11.001357">
            <text:p>11.001357</text:p>
          </table:table-cell>
          <table:table-cell office:value-type="float" office:value="0.026513">
            <text:p>0.026513</text:p>
          </table:table-cell>
          <table:table-cell office:value-type="float" office:value="-0.062885">
            <text:p>-0.062885</text:p>
          </table:table-cell>
          <table:table-cell office:value-type="float" office:value="0.017587">
            <text:p>0.017587</text:p>
          </table:table-cell>
          <table:table-cell table:formula="of:=AVERAGE([.K36:.K38])" office:value-type="float" office:value="0.018919">
            <text:p>0.018919</text:p>
          </table:table-cell>
        </table:table-row>
        <table:table-row table:style-name="ro1">
          <table:table-cell office:value-type="float" office:value="262945155">
            <text:p>262945155</text:p>
          </table:table-cell>
          <table:table-cell table:formula="of:=[.B38]+200" office:value-type="float" office:value="7400">
            <text:p>7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05733">
            <text:p>0.605733</text:p>
          </table:table-cell>
          <table:table-cell office:value-type="float" office:value="-0.021548">
            <text:p>-0.021548</text:p>
          </table:table-cell>
          <table:table-cell table:formula="of:=AVERAGE([.F36:.F39])" office:value-type="float" office:value="-0.095768">
            <text:p>-0.095768</text:p>
          </table:table-cell>
          <table:table-cell office:value-type="float" office:value="11.013328">
            <text:p>11.013328</text:p>
          </table:table-cell>
          <table:table-cell office:value-type="float" office:value="0.023315">
            <text:p>0.023315</text:p>
          </table:table-cell>
          <table:table-cell office:value-type="float" office:value="-0.059288">
            <text:p>-0.059288</text:p>
          </table:table-cell>
          <table:table-cell office:value-type="float" office:value="0.017054">
            <text:p>0.017054</text:p>
          </table:table-cell>
          <table:table-cell table:formula="of:=AVERAGE([.K37:.K39])" office:value-type="float" office:value="0.017809">
            <text:p>0.017809</text:p>
          </table:table-cell>
        </table:table-row>
        <table:table-row table:style-name="ro1">
          <table:table-cell office:value-type="float" office:value="262945355">
            <text:p>262945355</text:p>
          </table:table-cell>
          <table:table-cell table:formula="of:=[.B39]+200" office:value-type="float" office:value="7600">
            <text:p>7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4887">
            <text:p>0.624887</text:p>
          </table:table-cell>
          <table:table-cell office:value-type="float" office:value="-0.124498">
            <text:p>-0.124498</text:p>
          </table:table-cell>
          <table:table-cell table:formula="of:=AVERAGE([.F37:.F40])" office:value-type="float" office:value="-0.09935925">
            <text:p>-0.09935925</text:p>
          </table:table-cell>
          <table:table-cell office:value-type="float" office:value="10.948684">
            <text:p>10.948684</text:p>
          </table:table-cell>
          <table:table-cell office:value-type="float" office:value="0.028778">
            <text:p>0.028778</text:p>
          </table:table-cell>
          <table:table-cell office:value-type="float" office:value="-0.059421">
            <text:p>-0.059421</text:p>
          </table:table-cell>
          <table:table-cell office:value-type="float" office:value="0.019718">
            <text:p>0.019718</text:p>
          </table:table-cell>
          <table:table-cell table:formula="of:=AVERAGE([.K38:.K40])" office:value-type="float" office:value="0.0181196666666667">
            <text:p>0.0181196667</text:p>
          </table:table-cell>
        </table:table-row>
        <table:table-row table:style-name="ro1">
          <table:table-cell office:value-type="float" office:value="262945555">
            <text:p>262945555</text:p>
          </table:table-cell>
          <table:table-cell table:formula="of:=[.B40]+200" office:value-type="float" office:value="7800">
            <text:p>7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4887">
            <text:p>0.624887</text:p>
          </table:table-cell>
          <table:table-cell office:value-type="float" office:value="-0.102951">
            <text:p>-0.102951</text:p>
          </table:table-cell>
          <table:table-cell table:formula="of:=AVERAGE([.F38:.F41])" office:value-type="float" office:value="-0.09157825">
            <text:p>-0.09157825</text:p>
          </table:table-cell>
          <table:table-cell office:value-type="float" office:value="10.963049">
            <text:p>10.963049</text:p>
          </table:table-cell>
          <table:table-cell office:value-type="float" office:value="0.031842">
            <text:p>0.031842</text:p>
          </table:table-cell>
          <table:table-cell office:value-type="float" office:value="-0.061553">
            <text:p>-0.061553</text:p>
          </table:table-cell>
          <table:table-cell office:value-type="float" office:value="0.018119">
            <text:p>0.018119</text:p>
          </table:table-cell>
          <table:table-cell table:formula="of:=AVERAGE([.K39:.K41])" office:value-type="float" office:value="0.018297">
            <text:p>0.018297</text:p>
          </table:table-cell>
        </table:table-row>
        <table:table-row table:style-name="ro1">
          <table:table-cell office:value-type="float" office:value="262945755">
            <text:p>262945755</text:p>
          </table:table-cell>
          <table:table-cell table:formula="of:=[.B41]+200" office:value-type="float" office:value="8000">
            <text:p>8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0376">
            <text:p>0.670376</text:p>
          </table:table-cell>
          <table:table-cell office:value-type="float" office:value="-0.122104">
            <text:p>-0.122104</text:p>
          </table:table-cell>
          <table:table-cell table:formula="of:=AVERAGE([.F39:.F42])" office:value-type="float" office:value="-0.09277525">
            <text:p>-0.09277525</text:p>
          </table:table-cell>
          <table:table-cell office:value-type="float" office:value="10.977415">
            <text:p>10.977415</text:p>
          </table:table-cell>
          <table:table-cell office:value-type="float" office:value="0.023182">
            <text:p>0.023182</text:p>
          </table:table-cell>
          <table:table-cell office:value-type="float" office:value="-0.059554">
            <text:p>-0.059554</text:p>
          </table:table-cell>
          <table:table-cell office:value-type="float" office:value="0.018652">
            <text:p>0.018652</text:p>
          </table:table-cell>
          <table:table-cell table:formula="of:=AVERAGE([.K40:.K42])" office:value-type="float" office:value="0.0188296666666667">
            <text:p>0.0188296667</text:p>
          </table:table-cell>
        </table:table-row>
        <table:table-row table:style-name="ro1">
          <table:table-cell office:value-type="float" office:value="269499655">
            <text:p>269499655</text:p>
          </table:table-cell>
          <table:table-cell table:formula="of:=[.B42]+200" office:value-type="float" office:value="8200">
            <text:p>8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79397">
            <text:p>0.579397</text:p>
          </table:table-cell>
          <table:table-cell office:value-type="float" office:value="-0.093374">
            <text:p>-0.093374</text:p>
          </table:table-cell>
          <table:table-cell table:formula="of:=AVERAGE([.F40:.F43])" office:value-type="float" office:value="-0.11073175">
            <text:p>-0.11073175</text:p>
          </table:table-cell>
          <table:table-cell office:value-type="float" office:value="10.986992">
            <text:p>10.986992</text:p>
          </table:table-cell>
          <table:table-cell office:value-type="float" office:value="0.026247">
            <text:p>0.026247</text:p>
          </table:table-cell>
          <table:table-cell office:value-type="float" office:value="-0.059421">
            <text:p>-0.059421</text:p>
          </table:table-cell>
          <table:table-cell office:value-type="float" office:value="0.017853">
            <text:p>0.017853</text:p>
          </table:table-cell>
          <table:table-cell table:formula="of:=AVERAGE([.K41:.K43])" office:value-type="float" office:value="0.018208">
            <text:p>0.018208</text:p>
          </table:table-cell>
        </table:table-row>
        <table:table-row table:style-name="ro1">
          <table:table-cell office:value-type="float" office:value="269499855">
            <text:p>269499855</text:p>
          </table:table-cell>
          <table:table-cell table:formula="of:=[.B43]+200" office:value-type="float" office:value="8400">
            <text:p>8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4887">
            <text:p>0.624887</text:p>
          </table:table-cell>
          <table:table-cell office:value-type="float" office:value="-0.100556">
            <text:p>-0.100556</text:p>
          </table:table-cell>
          <table:table-cell table:formula="of:=AVERAGE([.F41:.F44])" office:value-type="float" office:value="-0.10474625">
            <text:p>-0.10474625</text:p>
          </table:table-cell>
          <table:table-cell office:value-type="float" office:value="10.982203">
            <text:p>10.982203</text:p>
          </table:table-cell>
          <table:table-cell office:value-type="float" office:value="0.02558">
            <text:p>0.02558</text:p>
          </table:table-cell>
          <table:table-cell office:value-type="float" office:value="-0.061553">
            <text:p>-0.061553</text:p>
          </table:table-cell>
          <table:table-cell office:value-type="float" office:value="0.01732">
            <text:p>0.01732</text:p>
          </table:table-cell>
          <table:table-cell table:formula="of:=AVERAGE([.K42:.K44])" office:value-type="float" office:value="0.0179416666666667">
            <text:p>0.0179416667</text:p>
          </table:table-cell>
        </table:table-row>
        <table:table-row table:style-name="ro1">
          <table:table-cell office:value-type="float" office:value="269500055">
            <text:p>269500055</text:p>
          </table:table-cell>
          <table:table-cell table:formula="of:=[.B44]+200" office:value-type="float" office:value="8600">
            <text:p>8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08127">
            <text:p>0.608127</text:p>
          </table:table-cell>
          <table:table-cell office:value-type="float" office:value="-0.088585">
            <text:p>-0.088585</text:p>
          </table:table-cell>
          <table:table-cell table:formula="of:=AVERAGE([.F42:.F45])" office:value-type="float" office:value="-0.10115475">
            <text:p>-0.10115475</text:p>
          </table:table-cell>
          <table:table-cell office:value-type="float" office:value="11.008539">
            <text:p>11.008539</text:p>
          </table:table-cell>
          <table:table-cell office:value-type="float" office:value="0.02558">
            <text:p>0.02558</text:p>
          </table:table-cell>
          <table:table-cell office:value-type="float" office:value="-0.060221">
            <text:p>-0.060221</text:p>
          </table:table-cell>
          <table:table-cell office:value-type="float" office:value="0.01692">
            <text:p>0.01692</text:p>
          </table:table-cell>
          <table:table-cell table:formula="of:=AVERAGE([.K43:.K45])" office:value-type="float" office:value="0.0173643333333333">
            <text:p>0.0173643333</text:p>
          </table:table-cell>
        </table:table-row>
        <table:table-row table:style-name="ro1">
          <table:table-cell office:value-type="float" office:value="269500255">
            <text:p>269500255</text:p>
          </table:table-cell>
          <table:table-cell table:formula="of:=[.B45]+200" office:value-type="float" office:value="8800">
            <text:p>8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05733">
            <text:p>0.605733</text:p>
          </table:table-cell>
          <table:table-cell office:value-type="float" office:value="-0.071826">
            <text:p>-0.071826</text:p>
          </table:table-cell>
          <table:table-cell table:formula="of:=AVERAGE([.F43:.F46])" office:value-type="float" office:value="-0.08858525">
            <text:p>-0.08858525</text:p>
          </table:table-cell>
          <table:table-cell office:value-type="float" office:value="10.924742">
            <text:p>10.924742</text:p>
          </table:table-cell>
          <table:table-cell office:value-type="float" office:value="0.028911">
            <text:p>0.028911</text:p>
          </table:table-cell>
          <table:table-cell office:value-type="float" office:value="-0.063152">
            <text:p>-0.063152</text:p>
          </table:table-cell>
          <table:table-cell office:value-type="float" office:value="0.022783">
            <text:p>0.022783</text:p>
          </table:table-cell>
          <table:table-cell table:formula="of:=AVERAGE([.K44:.K46])" office:value-type="float" office:value="0.0190076666666667">
            <text:p>0.0190076667</text:p>
          </table:table-cell>
        </table:table-row>
        <table:table-row table:style-name="ro1">
          <table:table-cell office:value-type="float" office:value="269500455">
            <text:p>269500455</text:p>
          </table:table-cell>
          <table:table-cell table:formula="of:=[.B46]+200" office:value-type="float" office:value="9000">
            <text:p>9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7982">
            <text:p>0.667982</text:p>
          </table:table-cell>
          <table:table-cell office:value-type="float" office:value="-0.138864">
            <text:p>-0.138864</text:p>
          </table:table-cell>
          <table:table-cell table:formula="of:=AVERAGE([.F44:.F47])" office:value-type="float" office:value="-0.09995775">
            <text:p>-0.09995775</text:p>
          </table:table-cell>
          <table:table-cell office:value-type="float" office:value="11.077971">
            <text:p>11.077971</text:p>
          </table:table-cell>
          <table:table-cell office:value-type="float" office:value="0.03051">
            <text:p>0.03051</text:p>
          </table:table-cell>
          <table:table-cell office:value-type="float" office:value="-0.059821">
            <text:p>-0.059821</text:p>
          </table:table-cell>
          <table:table-cell office:value-type="float" office:value="0.019052">
            <text:p>0.019052</text:p>
          </table:table-cell>
          <table:table-cell table:formula="of:=AVERAGE([.K45:.K47])" office:value-type="float" office:value="0.019585">
            <text:p>0.019585</text:p>
          </table:table-cell>
        </table:table-row>
        <table:table-row table:style-name="ro1">
          <table:table-cell office:value-type="float" office:value="269500655">
            <text:p>269500655</text:p>
          </table:table-cell>
          <table:table-cell table:formula="of:=[.B47]+200" office:value-type="float" office:value="9200">
            <text:p>9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6858">
            <text:p>0.636858</text:p>
          </table:table-cell>
          <table:table-cell office:value-type="float" office:value="-0.09098">
            <text:p>-0.09098</text:p>
          </table:table-cell>
          <table:table-cell table:formula="of:=AVERAGE([.F45:.F48])" office:value-type="float" office:value="-0.09756375">
            <text:p>-0.09756375</text:p>
          </table:table-cell>
          <table:table-cell office:value-type="float" office:value="11.022904">
            <text:p>11.022904</text:p>
          </table:table-cell>
          <table:table-cell office:value-type="float" office:value="0.025714">
            <text:p>0.025714</text:p>
          </table:table-cell>
          <table:table-cell office:value-type="float" office:value="-0.057956">
            <text:p>-0.057956</text:p>
          </table:table-cell>
          <table:table-cell office:value-type="float" office:value="0.017587">
            <text:p>0.017587</text:p>
          </table:table-cell>
          <table:table-cell table:formula="of:=AVERAGE([.K46:.K48])" office:value-type="float" office:value="0.0198073333333333">
            <text:p>0.0198073333</text:p>
          </table:table-cell>
        </table:table-row>
        <table:table-row table:style-name="ro1">
          <table:table-cell office:value-type="float" office:value="269500855">
            <text:p>269500855</text:p>
          </table:table-cell>
          <table:table-cell table:formula="of:=[.B48]+200" office:value-type="float" office:value="9400">
            <text:p>9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88974">
            <text:p>0.588974</text:p>
          </table:table-cell>
          <table:table-cell office:value-type="float" office:value="-0.069432">
            <text:p>-0.069432</text:p>
          </table:table-cell>
          <table:table-cell table:formula="of:=AVERAGE([.F46:.F49])" office:value-type="float" office:value="-0.0927755">
            <text:p>-0.0927755</text:p>
          </table:table-cell>
          <table:table-cell office:value-type="float" office:value="11.044453">
            <text:p>11.044453</text:p>
          </table:table-cell>
          <table:table-cell office:value-type="float" office:value="0.028645">
            <text:p>0.028645</text:p>
          </table:table-cell>
          <table:table-cell office:value-type="float" office:value="-0.065017">
            <text:p>-0.065017</text:p>
          </table:table-cell>
          <table:table-cell office:value-type="float" office:value="0.018119">
            <text:p>0.018119</text:p>
          </table:table-cell>
          <table:table-cell table:formula="of:=AVERAGE([.K47:.K49])" office:value-type="float" office:value="0.0182526666666667">
            <text:p>0.0182526667</text:p>
          </table:table-cell>
        </table:table-row>
        <table:table-row table:style-name="ro1">
          <table:table-cell office:value-type="float" office:value="269501055">
            <text:p>269501055</text:p>
          </table:table-cell>
          <table:table-cell table:formula="of:=[.B49]+200" office:value-type="float" office:value="9600">
            <text:p>9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855">
            <text:p>0.59855</text:p>
          </table:table-cell>
          <table:table-cell office:value-type="float" office:value="-0.071826">
            <text:p>-0.071826</text:p>
          </table:table-cell>
          <table:table-cell table:formula="of:=AVERAGE([.F47:.F50])" office:value-type="float" office:value="-0.0927755">
            <text:p>-0.0927755</text:p>
          </table:table-cell>
          <table:table-cell office:value-type="float" office:value="11.08276">
            <text:p>11.08276</text:p>
          </table:table-cell>
          <table:table-cell office:value-type="float" office:value="0.025847">
            <text:p>0.025847</text:p>
          </table:table-cell>
          <table:table-cell office:value-type="float" office:value="-0.057289">
            <text:p>-0.057289</text:p>
          </table:table-cell>
          <table:table-cell office:value-type="float" office:value="0.018253">
            <text:p>0.018253</text:p>
          </table:table-cell>
          <table:table-cell table:formula="of:=AVERAGE([.K48:.K50])" office:value-type="float" office:value="0.0179863333333333">
            <text:p>0.0179863333</text:p>
          </table:table-cell>
        </table:table-row>
        <table:table-row table:style-name="ro1">
          <table:table-cell office:value-type="float" office:value="269501255">
            <text:p>269501255</text:p>
          </table:table-cell>
          <table:table-cell table:formula="of:=[.B50]+200" office:value-type="float" office:value="9800">
            <text:p>9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1223">
            <text:p>0.651223</text:p>
          </table:table-cell>
          <table:table-cell office:value-type="float" office:value="-0.083797">
            <text:p>-0.083797</text:p>
          </table:table-cell>
          <table:table-cell table:formula="of:=AVERAGE([.F48:.F51])" office:value-type="float" office:value="-0.07900875">
            <text:p>-0.07900875</text:p>
          </table:table-cell>
          <table:table-cell office:value-type="float" office:value="10.998962">
            <text:p>10.998962</text:p>
          </table:table-cell>
          <table:table-cell office:value-type="float" office:value="0.026913">
            <text:p>0.026913</text:p>
          </table:table-cell>
          <table:table-cell office:value-type="float" office:value="-0.060354">
            <text:p>-0.060354</text:p>
          </table:table-cell>
          <table:table-cell office:value-type="float" office:value="0.021983">
            <text:p>0.021983</text:p>
          </table:table-cell>
          <table:table-cell table:formula="of:=AVERAGE([.K49:.K51])" office:value-type="float" office:value="0.0194516666666667">
            <text:p>0.0194516667</text:p>
          </table:table-cell>
        </table:table-row>
        <table:table-row table:style-name="ro1">
          <table:table-cell office:value-type="float" office:value="269501455">
            <text:p>269501455</text:p>
          </table:table-cell>
          <table:table-cell table:formula="of:=[.B51]+200"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7982">
            <text:p>0.667982</text:p>
          </table:table-cell>
          <table:table-cell office:value-type="float" office:value="-0.083797">
            <text:p>-0.083797</text:p>
          </table:table-cell>
          <table:table-cell table:formula="of:=AVERAGE([.F49:.F52])" office:value-type="float" office:value="-0.077213">
            <text:p>-0.077213</text:p>
          </table:table-cell>
          <table:table-cell office:value-type="float" office:value="11.003751">
            <text:p>11.003751</text:p>
          </table:table-cell>
          <table:table-cell office:value-type="float" office:value="0.024515">
            <text:p>0.024515</text:p>
          </table:table-cell>
          <table:table-cell office:value-type="float" office:value="-0.059421">
            <text:p>-0.059421</text:p>
          </table:table-cell>
          <table:table-cell office:value-type="float" office:value="0.019452">
            <text:p>0.019452</text:p>
          </table:table-cell>
          <table:table-cell table:formula="of:=AVERAGE([.K50:.K52])" office:value-type="float" office:value="0.019896">
            <text:p>0.019896</text:p>
          </table:table-cell>
        </table:table-row>
        <table:table-row table:style-name="ro1">
          <table:table-cell office:value-type="float" office:value="269501655">
            <text:p>269501655</text:p>
          </table:table-cell>
          <table:table-cell table:formula="of:=[.B52]+200" office:value-type="float" office:value="10200">
            <text:p>10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81791">
            <text:p>0.581791</text:p>
          </table:table-cell>
          <table:table-cell office:value-type="float" office:value="-0.067038">
            <text:p>-0.067038</text:p>
          </table:table-cell>
          <table:table-cell table:formula="of:=AVERAGE([.F50:.F53])" office:value-type="float" office:value="-0.0766145">
            <text:p>-0.0766145</text:p>
          </table:table-cell>
          <table:table-cell office:value-type="float" office:value="10.998962">
            <text:p>10.998962</text:p>
          </table:table-cell>
          <table:table-cell office:value-type="float" office:value="0.025714">
            <text:p>0.025714</text:p>
          </table:table-cell>
          <table:table-cell office:value-type="float" office:value="-0.060487">
            <text:p>-0.060487</text:p>
          </table:table-cell>
          <table:table-cell office:value-type="float" office:value="0.018386">
            <text:p>0.018386</text:p>
          </table:table-cell>
          <table:table-cell table:formula="of:=AVERAGE([.K51:.K53])" office:value-type="float" office:value="0.0199403333333333">
            <text:p>0.0199403333</text:p>
          </table:table-cell>
        </table:table-row>
        <table:table-row table:style-name="ro1">
          <table:table-cell office:value-type="float" office:value="269501855">
            <text:p>269501855</text:p>
          </table:table-cell>
          <table:table-cell table:formula="of:=[.B53]+200" office:value-type="float" office:value="10400">
            <text:p>10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05733">
            <text:p>0.605733</text:p>
          </table:table-cell>
          <table:table-cell office:value-type="float" office:value="-0.122104">
            <text:p>-0.122104</text:p>
          </table:table-cell>
          <table:table-cell table:formula="of:=AVERAGE([.F51:.F54])" office:value-type="float" office:value="-0.089184">
            <text:p>-0.089184</text:p>
          </table:table-cell>
          <table:table-cell office:value-type="float" office:value="10.979809">
            <text:p>10.979809</text:p>
          </table:table-cell>
          <table:table-cell office:value-type="float" office:value="0.029044">
            <text:p>0.029044</text:p>
          </table:table-cell>
          <table:table-cell office:value-type="float" office:value="-0.059554">
            <text:p>-0.059554</text:p>
          </table:table-cell>
          <table:table-cell office:value-type="float" office:value="0.019185">
            <text:p>0.019185</text:p>
          </table:table-cell>
          <table:table-cell table:formula="of:=AVERAGE([.K52:.K54])" office:value-type="float" office:value="0.0190076666666667">
            <text:p>0.0190076667</text:p>
          </table:table-cell>
        </table:table-row>
        <table:table-row table:style-name="ro1">
          <table:table-cell office:value-type="float" office:value="269502055">
            <text:p>269502055</text:p>
          </table:table-cell>
          <table:table-cell table:formula="of:=[.B54]+200" office:value-type="float" office:value="10600">
            <text:p>10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86579">
            <text:p>0.586579</text:p>
          </table:table-cell>
          <table:table-cell office:value-type="float" office:value="-0.102951">
            <text:p>-0.102951</text:p>
          </table:table-cell>
          <table:table-cell table:formula="of:=AVERAGE([.F52:.F55])" office:value-type="float" office:value="-0.0939725">
            <text:p>-0.0939725</text:p>
          </table:table-cell>
          <table:table-cell office:value-type="float" office:value="11.03727">
            <text:p>11.03727</text:p>
          </table:table-cell>
          <table:table-cell office:value-type="float" office:value="0.023049">
            <text:p>0.023049</text:p>
          </table:table-cell>
          <table:table-cell office:value-type="float" office:value="-0.058622">
            <text:p>-0.058622</text:p>
          </table:table-cell>
          <table:table-cell office:value-type="float" office:value="0.017853">
            <text:p>0.017853</text:p>
          </table:table-cell>
          <table:table-cell table:formula="of:=AVERAGE([.K53:.K55])" office:value-type="float" office:value="0.0184746666666667">
            <text:p>0.0184746667</text:p>
          </table:table-cell>
        </table:table-row>
        <table:table-row table:style-name="ro1">
          <table:table-cell office:value-type="float" office:value="269502255">
            <text:p>269502255</text:p>
          </table:table-cell>
          <table:table-cell table:formula="of:=[.B55]+200" office:value-type="float" office:value="10800">
            <text:p>10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8829">
            <text:p>0.648829</text:p>
          </table:table-cell>
          <table:table-cell office:value-type="float" office:value="-0.122104">
            <text:p>-0.122104</text:p>
          </table:table-cell>
          <table:table-cell table:formula="of:=AVERAGE([.F53:.F56])" office:value-type="float" office:value="-0.10354925">
            <text:p>-0.10354925</text:p>
          </table:table-cell>
          <table:table-cell office:value-type="float" office:value="11.015722">
            <text:p>11.015722</text:p>
          </table:table-cell>
          <table:table-cell office:value-type="float" office:value="0.030377">
            <text:p>0.030377</text:p>
          </table:table-cell>
          <table:table-cell office:value-type="float" office:value="-0.061553">
            <text:p>-0.061553</text:p>
          </table:table-cell>
          <table:table-cell office:value-type="float" office:value="0.017587">
            <text:p>0.017587</text:p>
          </table:table-cell>
          <table:table-cell table:formula="of:=AVERAGE([.K54:.K56])" office:value-type="float" office:value="0.0182083333333333">
            <text:p>0.0182083333</text:p>
          </table:table-cell>
        </table:table-row>
        <table:table-row table:style-name="ro1">
          <table:table-cell office:value-type="float" office:value="269502455">
            <text:p>269502455</text:p>
          </table:table-cell>
          <table:table-cell table:formula="of:=[.B56]+200" office:value-type="float" office:value="11000">
            <text:p>11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9252">
            <text:p>0.639252</text:p>
          </table:table-cell>
          <table:table-cell office:value-type="float" office:value="-0.098162">
            <text:p>-0.098162</text:p>
          </table:table-cell>
          <table:table-cell table:formula="of:=AVERAGE([.F54:.F57])" office:value-type="float" office:value="-0.11133025">
            <text:p>-0.11133025</text:p>
          </table:table-cell>
          <table:table-cell office:value-type="float" office:value="11.025299">
            <text:p>11.025299</text:p>
          </table:table-cell>
          <table:table-cell office:value-type="float" office:value="0.024648">
            <text:p>0.024648</text:p>
          </table:table-cell>
          <table:table-cell office:value-type="float" office:value="-0.062086">
            <text:p>-0.062086</text:p>
          </table:table-cell>
          <table:table-cell office:value-type="float" office:value="0.016654">
            <text:p>0.016654</text:p>
          </table:table-cell>
          <table:table-cell table:formula="of:=AVERAGE([.K55:.K57])" office:value-type="float" office:value="0.0173646666666667">
            <text:p>0.0173646667</text:p>
          </table:table-cell>
        </table:table-row>
        <table:table-row table:style-name="ro1">
          <table:table-cell office:value-type="float" office:value="269502655">
            <text:p>269502655</text:p>
          </table:table-cell>
          <table:table-cell table:formula="of:=[.B57]+200" office:value-type="float" office:value="11200">
            <text:p>11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3194">
            <text:p>0.663194</text:p>
          </table:table-cell>
          <table:table-cell office:value-type="float" office:value="-0.105345">
            <text:p>-0.105345</text:p>
          </table:table-cell>
          <table:table-cell table:formula="of:=AVERAGE([.F55:.F58])" office:value-type="float" office:value="-0.1071405">
            <text:p>-0.1071405</text:p>
          </table:table-cell>
          <table:table-cell office:value-type="float" office:value="11.042058">
            <text:p>11.042058</text:p>
          </table:table-cell>
          <table:table-cell office:value-type="float" office:value="0.027179">
            <text:p>0.027179</text:p>
          </table:table-cell>
          <table:table-cell office:value-type="float" office:value="-0.062485">
            <text:p>-0.062485</text:p>
          </table:table-cell>
          <table:table-cell office:value-type="float" office:value="0.01732">
            <text:p>0.01732</text:p>
          </table:table-cell>
          <table:table-cell table:formula="of:=AVERAGE([.K56:.K58])" office:value-type="float" office:value="0.017187">
            <text:p>0.017187</text:p>
          </table:table-cell>
        </table:table-row>
        <table:table-row table:style-name="ro1">
          <table:table-cell office:value-type="float" office:value="269502855">
            <text:p>269502855</text:p>
          </table:table-cell>
          <table:table-cell table:formula="of:=[.B58]+200" office:value-type="float" office:value="11400">
            <text:p>11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2492">
            <text:p>0.622492</text:p>
          </table:table-cell>
          <table:table-cell office:value-type="float" office:value="-0.129287">
            <text:p>-0.129287</text:p>
          </table:table-cell>
          <table:table-cell table:formula="of:=AVERAGE([.F56:.F59])" office:value-type="float" office:value="-0.1137245">
            <text:p>-0.1137245</text:p>
          </table:table-cell>
          <table:table-cell office:value-type="float" office:value="11.066">
            <text:p>11.066</text:p>
          </table:table-cell>
          <table:table-cell office:value-type="float" office:value="0.024648">
            <text:p>0.024648</text:p>
          </table:table-cell>
          <table:table-cell office:value-type="float" office:value="-0.058089">
            <text:p>-0.058089</text:p>
          </table:table-cell>
          <table:table-cell office:value-type="float" office:value="0.018786">
            <text:p>0.018786</text:p>
          </table:table-cell>
          <table:table-cell table:formula="of:=AVERAGE([.K57:.K59])" office:value-type="float" office:value="0.0175866666666667">
            <text:p>0.0175866667</text:p>
          </table:table-cell>
        </table:table-row>
        <table:table-row table:style-name="ro1">
          <table:table-cell office:value-type="float" office:value="269503055">
            <text:p>269503055</text:p>
          </table:table-cell>
          <table:table-cell table:formula="of:=[.B59]+200" office:value-type="float" office:value="11600">
            <text:p>11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82347">
            <text:p>0.682347</text:p>
          </table:table-cell>
          <table:table-cell office:value-type="float" office:value="-0.067038">
            <text:p>-0.067038</text:p>
          </table:table-cell>
          <table:table-cell table:formula="of:=AVERAGE([.F57:.F60])" office:value-type="float" office:value="-0.099958">
            <text:p>-0.099958</text:p>
          </table:table-cell>
          <table:table-cell office:value-type="float" office:value="10.915165">
            <text:p>10.915165</text:p>
          </table:table-cell>
          <table:table-cell office:value-type="float" office:value="0.023982">
            <text:p>0.023982</text:p>
          </table:table-cell>
          <table:table-cell office:value-type="float" office:value="-0.058222">
            <text:p>-0.058222</text:p>
          </table:table-cell>
          <table:table-cell office:value-type="float" office:value="0.021717">
            <text:p>0.021717</text:p>
          </table:table-cell>
          <table:table-cell table:formula="of:=AVERAGE([.K58:.K60])" office:value-type="float" office:value="0.0192743333333333">
            <text:p>0.0192743333</text:p>
          </table:table-cell>
        </table:table-row>
        <table:table-row table:style-name="ro1">
          <table:table-cell office:value-type="float" office:value="269503255">
            <text:p>269503255</text:p>
          </table:table-cell>
          <table:table-cell table:formula="of:=[.B60]+200" office:value-type="float" office:value="11800">
            <text:p>11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1368">
            <text:p>0.591368</text:p>
          </table:table-cell>
          <table:table-cell office:value-type="float" office:value="-0.131681">
            <text:p>-0.131681</text:p>
          </table:table-cell>
          <table:table-cell table:formula="of:=AVERAGE([.F58:.F61])" office:value-type="float" office:value="-0.10833775">
            <text:p>-0.10833775</text:p>
          </table:table-cell>
          <table:table-cell office:value-type="float" office:value="11.058818">
            <text:p>11.058818</text:p>
          </table:table-cell>
          <table:table-cell office:value-type="float" office:value="0.028911">
            <text:p>0.028911</text:p>
          </table:table-cell>
          <table:table-cell office:value-type="float" office:value="-0.062619">
            <text:p>-0.062619</text:p>
          </table:table-cell>
          <table:table-cell office:value-type="float" office:value="0.018652">
            <text:p>0.018652</text:p>
          </table:table-cell>
          <table:table-cell table:formula="of:=AVERAGE([.K59:.K61])" office:value-type="float" office:value="0.0197183333333333">
            <text:p>0.0197183333</text:p>
          </table:table-cell>
        </table:table-row>
        <table:table-row table:style-name="ro1">
          <table:table-cell office:value-type="float" office:value="269503455">
            <text:p>269503455</text:p>
          </table:table-cell>
          <table:table-cell table:formula="of:=[.B61]+200" office:value-type="float" office:value="12000">
            <text:p>12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5165">
            <text:p>0.675165</text:p>
          </table:table-cell>
          <table:table-cell office:value-type="float" office:value="-0.143652">
            <text:p>-0.143652</text:p>
          </table:table-cell>
          <table:table-cell table:formula="of:=AVERAGE([.F59:.F62])" office:value-type="float" office:value="-0.1179145">
            <text:p>-0.1179145</text:p>
          </table:table-cell>
          <table:table-cell office:value-type="float" office:value="10.986992">
            <text:p>10.986992</text:p>
          </table:table-cell>
          <table:table-cell office:value-type="float" office:value="0.027046">
            <text:p>0.027046</text:p>
          </table:table-cell>
          <table:table-cell office:value-type="float" office:value="-0.060887">
            <text:p>-0.060887</text:p>
          </table:table-cell>
          <table:table-cell office:value-type="float" office:value="0.017187">
            <text:p>0.017187</text:p>
          </table:table-cell>
          <table:table-cell table:formula="of:=AVERAGE([.K60:.K62])" office:value-type="float" office:value="0.0191853333333333">
            <text:p>0.0191853333</text:p>
          </table:table-cell>
        </table:table-row>
        <table:table-row table:style-name="ro1">
          <table:table-cell office:value-type="float" office:value="269503655">
            <text:p>269503655</text:p>
          </table:table-cell>
          <table:table-cell table:formula="of:=[.B62]+200" office:value-type="float" office:value="12200">
            <text:p>12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05733">
            <text:p>0.605733</text:p>
          </table:table-cell>
          <table:table-cell office:value-type="float" office:value="-0.093374">
            <text:p>-0.093374</text:p>
          </table:table-cell>
          <table:table-cell table:formula="of:=AVERAGE([.F60:.F63])" office:value-type="float" office:value="-0.10893625">
            <text:p>-0.10893625</text:p>
          </table:table-cell>
          <table:table-cell office:value-type="float" office:value="10.994174">
            <text:p>10.994174</text:p>
          </table:table-cell>
          <table:table-cell office:value-type="float" office:value="0.024515">
            <text:p>0.024515</text:p>
          </table:table-cell>
          <table:table-cell office:value-type="float" office:value="-0.062219">
            <text:p>-0.062219</text:p>
          </table:table-cell>
          <table:table-cell office:value-type="float" office:value="0.018386">
            <text:p>0.018386</text:p>
          </table:table-cell>
          <table:table-cell table:formula="of:=AVERAGE([.K61:.K63])" office:value-type="float" office:value="0.018075">
            <text:p>0.018075</text:p>
          </table:table-cell>
        </table:table-row>
        <table:table-row table:style-name="ro1">
          <table:table-cell office:value-type="float" office:value="269503855">
            <text:p>269503855</text:p>
          </table:table-cell>
          <table:table-cell table:formula="of:=[.B63]+200" office:value-type="float" office:value="12400">
            <text:p>12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4463">
            <text:p>0.634463</text:p>
          </table:table-cell>
          <table:table-cell office:value-type="float" office:value="-0.131681">
            <text:p>-0.131681</text:p>
          </table:table-cell>
          <table:table-cell table:formula="of:=AVERAGE([.F61:.F64])" office:value-type="float" office:value="-0.125097">
            <text:p>-0.125097</text:p>
          </table:table-cell>
          <table:table-cell office:value-type="float" office:value="10.984597">
            <text:p>10.984597</text:p>
          </table:table-cell>
          <table:table-cell office:value-type="float" office:value="0.025447">
            <text:p>0.025447</text:p>
          </table:table-cell>
          <table:table-cell office:value-type="float" office:value="-0.058622">
            <text:p>-0.058622</text:p>
          </table:table-cell>
          <table:table-cell office:value-type="float" office:value="0.020251">
            <text:p>0.020251</text:p>
          </table:table-cell>
          <table:table-cell table:formula="of:=AVERAGE([.K62:.K64])" office:value-type="float" office:value="0.018608">
            <text:p>0.018608</text:p>
          </table:table-cell>
        </table:table-row>
        <table:table-row table:style-name="ro1">
          <table:table-cell office:value-type="float" office:value="269504055">
            <text:p>269504055</text:p>
          </table:table-cell>
          <table:table-cell table:formula="of:=[.B64]+200" office:value-type="float" office:value="12600">
            <text:p>12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7704">
            <text:p>0.617704</text:p>
          </table:table-cell>
          <table:table-cell office:value-type="float" office:value="-0.07422">
            <text:p>-0.07422</text:p>
          </table:table-cell>
          <table:table-cell table:formula="of:=AVERAGE([.F62:.F65])" office:value-type="float" office:value="-0.11073175">
            <text:p>-0.11073175</text:p>
          </table:table-cell>
          <table:table-cell office:value-type="float" office:value="11.056423">
            <text:p>11.056423</text:p>
          </table:table-cell>
          <table:table-cell office:value-type="float" office:value="0.025714">
            <text:p>0.025714</text:p>
          </table:table-cell>
          <table:table-cell office:value-type="float" office:value="-0.059155">
            <text:p>-0.059155</text:p>
          </table:table-cell>
          <table:table-cell office:value-type="float" office:value="0.019452">
            <text:p>0.019452</text:p>
          </table:table-cell>
          <table:table-cell table:formula="of:=AVERAGE([.K63:.K65])" office:value-type="float" office:value="0.019363">
            <text:p>0.019363</text:p>
          </table:table-cell>
        </table:table-row>
        <table:table-row table:style-name="ro1">
          <table:table-cell office:value-type="float" office:value="269504255">
            <text:p>269504255</text:p>
          </table:table-cell>
          <table:table-cell table:formula="of:=[.B65]+200" office:value-type="float" office:value="12800">
            <text:p>12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8829">
            <text:p>0.648829</text:p>
          </table:table-cell>
          <table:table-cell office:value-type="float" office:value="-0.126893">
            <text:p>-0.126893</text:p>
          </table:table-cell>
          <table:table-cell table:formula="of:=AVERAGE([.F63:.F66])" office:value-type="float" office:value="-0.106542">
            <text:p>-0.106542</text:p>
          </table:table-cell>
          <table:table-cell office:value-type="float" office:value="10.994174">
            <text:p>10.994174</text:p>
          </table:table-cell>
          <table:table-cell office:value-type="float" office:value="0.026779">
            <text:p>0.026779</text:p>
          </table:table-cell>
          <table:table-cell office:value-type="float" office:value="-0.062485">
            <text:p>-0.062485</text:p>
          </table:table-cell>
          <table:table-cell office:value-type="float" office:value="0.017054">
            <text:p>0.017054</text:p>
          </table:table-cell>
          <table:table-cell table:formula="of:=AVERAGE([.K64:.K66])" office:value-type="float" office:value="0.018919">
            <text:p>0.018919</text:p>
          </table:table-cell>
        </table:table-row>
        <table:table-row table:style-name="ro1">
          <table:table-cell office:value-type="float" office:value="269504455">
            <text:p>269504455</text:p>
          </table:table-cell>
          <table:table-cell table:formula="of:=[.B66]+200" office:value-type="float" office:value="13000">
            <text:p>13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2916">
            <text:p>0.612916</text:p>
          </table:table-cell>
          <table:table-cell office:value-type="float" office:value="-0.07422">
            <text:p>-0.07422</text:p>
          </table:table-cell>
          <table:table-cell table:formula="of:=AVERAGE([.F64:.F67])" office:value-type="float" office:value="-0.1017535">
            <text:p>-0.1017535</text:p>
          </table:table-cell>
          <table:table-cell office:value-type="float" office:value="11.020511">
            <text:p>11.020511</text:p>
          </table:table-cell>
          <table:table-cell office:value-type="float" office:value="0.029444">
            <text:p>0.029444</text:p>
          </table:table-cell>
          <table:table-cell office:value-type="float" office:value="-0.062352">
            <text:p>-0.062352</text:p>
          </table:table-cell>
          <table:table-cell office:value-type="float" office:value="0.020251">
            <text:p>0.020251</text:p>
          </table:table-cell>
          <table:table-cell table:formula="of:=AVERAGE([.K65:.K67])" office:value-type="float" office:value="0.018919">
            <text:p>0.018919</text:p>
          </table:table-cell>
        </table:table-row>
        <table:table-row table:style-name="ro1">
          <table:table-cell office:value-type="float" office:value="269504655">
            <text:p>269504655</text:p>
          </table:table-cell>
          <table:table-cell table:formula="of:=[.B67]+200" office:value-type="float" office:value="13200">
            <text:p>13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531">
            <text:p>0.61531</text:p>
          </table:table-cell>
          <table:table-cell office:value-type="float" office:value="-0.114922">
            <text:p>-0.114922</text:p>
          </table:table-cell>
          <table:table-cell table:formula="of:=AVERAGE([.F65:.F68])" office:value-type="float" office:value="-0.09756375">
            <text:p>-0.09756375</text:p>
          </table:table-cell>
          <table:table-cell office:value-type="float" office:value="11.022904">
            <text:p>11.022904</text:p>
          </table:table-cell>
          <table:table-cell office:value-type="float" office:value="0.02598">
            <text:p>0.02598</text:p>
          </table:table-cell>
          <table:table-cell office:value-type="float" office:value="-0.061819">
            <text:p>-0.061819</text:p>
          </table:table-cell>
          <table:table-cell office:value-type="float" office:value="0.019185">
            <text:p>0.019185</text:p>
          </table:table-cell>
          <table:table-cell table:formula="of:=AVERAGE([.K66:.K68])" office:value-type="float" office:value="0.01883">
            <text:p>0.01883</text:p>
          </table:table-cell>
        </table:table-row>
        <table:table-row table:style-name="ro1">
          <table:table-cell office:value-type="float" office:value="269504855">
            <text:p>269504855</text:p>
          </table:table-cell>
          <table:table-cell table:formula="of:=[.B68]+200" office:value-type="float" office:value="13400">
            <text:p>13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4463">
            <text:p>0.634463</text:p>
          </table:table-cell>
          <table:table-cell office:value-type="float" office:value="-0.093374">
            <text:p>-0.093374</text:p>
          </table:table-cell>
          <table:table-cell table:formula="of:=AVERAGE([.F66:.F69])" office:value-type="float" office:value="-0.10235225">
            <text:p>-0.10235225</text:p>
          </table:table-cell>
          <table:table-cell office:value-type="float" office:value="10.984597">
            <text:p>10.984597</text:p>
          </table:table-cell>
          <table:table-cell office:value-type="float" office:value="0.02185">
            <text:p>0.02185</text:p>
          </table:table-cell>
          <table:table-cell office:value-type="float" office:value="-0.06102">
            <text:p>-0.06102</text:p>
          </table:table-cell>
          <table:table-cell office:value-type="float" office:value="0.020651">
            <text:p>0.020651</text:p>
          </table:table-cell>
          <table:table-cell table:formula="of:=AVERAGE([.K67:.K69])" office:value-type="float" office:value="0.020029">
            <text:p>0.020029</text:p>
          </table:table-cell>
        </table:table-row>
        <table:table-row table:style-name="ro1">
          <table:table-cell office:value-type="float" office:value="269505055">
            <text:p>269505055</text:p>
          </table:table-cell>
          <table:table-cell table:formula="of:=[.B69]+200" office:value-type="float" office:value="13600">
            <text:p>13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57849">
            <text:p>0.557849</text:p>
          </table:table-cell>
          <table:table-cell office:value-type="float" office:value="-0.107739">
            <text:p>-0.107739</text:p>
          </table:table-cell>
          <table:table-cell table:formula="of:=AVERAGE([.F67:.F70])" office:value-type="float" office:value="-0.09756375">
            <text:p>-0.09756375</text:p>
          </table:table-cell>
          <table:table-cell office:value-type="float" office:value="11.025299">
            <text:p>11.025299</text:p>
          </table:table-cell>
          <table:table-cell office:value-type="float" office:value="0.029844">
            <text:p>0.029844</text:p>
          </table:table-cell>
          <table:table-cell office:value-type="float" office:value="-0.059554">
            <text:p>-0.059554</text:p>
          </table:table-cell>
          <table:table-cell office:value-type="float" office:value="0.017187">
            <text:p>0.017187</text:p>
          </table:table-cell>
          <table:table-cell table:formula="of:=AVERAGE([.K68:.K70])" office:value-type="float" office:value="0.0190076666666667">
            <text:p>0.0190076667</text:p>
          </table:table-cell>
        </table:table-row>
        <table:table-row table:style-name="ro1">
          <table:table-cell office:value-type="float" office:value="269505255">
            <text:p>269505255</text:p>
          </table:table-cell>
          <table:table-cell table:formula="of:=[.B70]+200" office:value-type="float" office:value="13800">
            <text:p>13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6434">
            <text:p>0.646434</text:p>
          </table:table-cell>
          <table:table-cell office:value-type="float" office:value="-0.031125">
            <text:p>-0.031125</text:p>
          </table:table-cell>
          <table:table-cell table:formula="of:=AVERAGE([.F68:.F71])" office:value-type="float" office:value="-0.08679">
            <text:p>-0.08679</text:p>
          </table:table-cell>
          <table:table-cell office:value-type="float" office:value="11.032481">
            <text:p>11.032481</text:p>
          </table:table-cell>
          <table:table-cell office:value-type="float" office:value="0.03011">
            <text:p>0.03011</text:p>
          </table:table-cell>
          <table:table-cell office:value-type="float" office:value="-0.06475">
            <text:p>-0.06475</text:p>
          </table:table-cell>
          <table:table-cell office:value-type="float" office:value="0.018919">
            <text:p>0.018919</text:p>
          </table:table-cell>
          <table:table-cell table:formula="of:=AVERAGE([.K69:.K71])" office:value-type="float" office:value="0.018919">
            <text:p>0.018919</text:p>
          </table:table-cell>
        </table:table-row>
        <table:table-row table:style-name="ro1">
          <table:table-cell office:value-type="float" office:value="269505455">
            <text:p>269505455</text:p>
          </table:table-cell>
          <table:table-cell table:formula="of:=[.B71]+200" office:value-type="float" office:value="14000">
            <text:p>14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483629">
            <text:p>0.483629</text:p>
          </table:table-cell>
          <table:table-cell office:value-type="float" office:value="-0.306458">
            <text:p>-0.306458</text:p>
          </table:table-cell>
          <table:table-cell table:formula="of:=AVERAGE([.F69:.F72])" office:value-type="float" office:value="-0.134674">
            <text:p>-0.134674</text:p>
          </table:table-cell>
          <table:table-cell office:value-type="float" office:value="11.324574">
            <text:p>11.324574</text:p>
          </table:table-cell>
          <table:table-cell office:value-type="float" office:value="0.033175">
            <text:p>0.033175</text:p>
          </table:table-cell>
          <table:table-cell office:value-type="float" office:value="-0.053692">
            <text:p>-0.053692</text:p>
          </table:table-cell>
          <table:table-cell office:value-type="float" office:value="0.005462">
            <text:p>0.005462</text:p>
          </table:table-cell>
          <table:table-cell table:formula="of:=AVERAGE([.K70:.K72])" office:value-type="float" office:value="0.013856">
            <text:p>0.0138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4-23T12:57:45</dc:date>
    <dc:creator>Stefan </dc:creator>
    <meta:editing-duration>P0D</meta:editing-duration>
    <meta:editing-cycles>1</meta:editing-cycles>
    <meta:document-statistic meta:table-count="1" meta:cell-count="8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703cm" style:legend-expansion="high" chart:style-name="ch2"/>
        <chart:plot-area chart:style-name="ch3" table:cell-range-address="Sheet1.B1:Sheet1.C72 Sheet1.F1:Sheet1.G72" chart:data-source-has-labels="row" svg:x="0.77cm" svg:y="0.855cm" svg:width="11.711cm" svg:height="7.545cm">
          <chartooo:coordinate-region svg:x="1.603cm" svg:y="1.054cm" svg:width="10.414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72" chart:label-cell-address="Sheet1.C1:Sheet1.C1" chart:class="chart:scatter">
            <chart:domain table:cell-range-address="Sheet1.B2:Sheet1.B72"/>
            <chart:data-point chart:repeated="71"/>
          </chart:series>
          <chart:series chart:style-name="ch7" chart:values-cell-range-address="Sheet1.F2:Sheet1.F72" chart:label-cell-address="Sheet1.F1:Sheet1.F1" chart:class="chart:scatter">
            <chart:data-point chart:repeated="71"/>
          </chart:series>
          <chart:series chart:style-name="ch8" chart:values-cell-range-address="Sheet1.G2:Sheet1.G72" chart:label-cell-address="Sheet1.G1:Sheet1.G1" chart:class="chart:scatter">
            <chart:data-point chart:repeated="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_c</text:p>
                <draw:g>
                  <svg:desc>Sheet1.C1:Sheet1.C1</svg:desc>
                </draw:g>
              </table:table-cell>
              <table:table-cell office:value-type="string">
                <text:p>Ay</text:p>
                <draw:g>
                  <svg:desc>Sheet1.F1:Sheet1.F1</svg:desc>
                </draw:g>
              </table:table-cell>
              <table:table-cell office:value-type="string">
                <text:p>Ay_media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72</svg:desc>
                </draw:g>
              </table:table-cell>
              <table:table-cell office:value-type="float" office:value="0.95">
                <text:p>0.95</text:p>
                <draw:g>
                  <svg:desc>Sheet1.C2:Sheet1.C72</svg:desc>
                </draw:g>
              </table:table-cell>
              <table:table-cell office:value-type="float" office:value="0.442927">
                <text:p>0.442927</text:p>
                <draw:g>
                  <svg:desc>Sheet1.F2:Sheet1.F72</svg:desc>
                </draw:g>
              </table:table-cell>
              <table:table-cell office:value-type="float" office:value="NaN">
                <text:p>NaN</text:p>
                <draw:g>
                  <svg:desc>Sheet1.G2:Sheet1.G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107739">
                <text:p>0.107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-0.677559">
                <text:p>-0.677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-0.025">
                <text:p>-0.025</text:p>
              </table:table-cell>
              <table:table-cell office:value-type="float" office:value="-0.488417">
                <text:p>-0.488417</text:p>
              </table:table-cell>
              <table:table-cell office:value-type="float" office:value="-0.1538275">
                <text:p>-0.1538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025">
                <text:p>0.025</text:p>
              </table:table-cell>
              <table:table-cell office:value-type="float" office:value="0.011971">
                <text:p>0.011971</text:p>
              </table:table-cell>
              <table:table-cell office:value-type="float" office:value="-0.2615665">
                <text:p>-0.2615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-0.025">
                <text:p>-0.025</text:p>
              </table:table-cell>
              <table:table-cell office:value-type="float" office:value="-0.782904">
                <text:p>-0.782904</text:p>
              </table:table-cell>
              <table:table-cell office:value-type="float" office:value="-0.48422725">
                <text:p>-0.48422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0.025">
                <text:p>0.025</text:p>
              </table:table-cell>
              <table:table-cell office:value-type="float" office:value="-0.505177">
                <text:p>-0.505177</text:p>
              </table:table-cell>
              <table:table-cell office:value-type="float" office:value="-0.44113175">
                <text:p>-0.44113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-0.778116">
                <text:p>-0.778116</text:p>
              </table:table-cell>
              <table:table-cell office:value-type="float" office:value="-0.5135565">
                <text:p>-0.5135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-0.025">
                <text:p>-0.025</text:p>
              </table:table-cell>
              <table:table-cell office:value-type="float" office:value="-0.347159">
                <text:p>-0.347159</text:p>
              </table:table-cell>
              <table:table-cell office:value-type="float" office:value="-0.603339">
                <text:p>-0.603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-0.05">
                <text:p>-0.05</text:p>
              </table:table-cell>
              <table:table-cell office:value-type="float" office:value="-0.268151">
                <text:p>-0.268151</text:p>
              </table:table-cell>
              <table:table-cell office:value-type="float" office:value="-0.47465075">
                <text:p>-0.474650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0.05">
                <text:p>0.05</text:p>
              </table:table-cell>
              <table:table-cell office:value-type="float" office:value="-0.205901">
                <text:p>-0.205901</text:p>
              </table:table-cell>
              <table:table-cell office:value-type="float" office:value="-0.39983175">
                <text:p>-0.39983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-0.025">
                <text:p>-0.025</text:p>
              </table:table-cell>
              <table:table-cell office:value-type="float" office:value="0.205901">
                <text:p>0.205901</text:p>
              </table:table-cell>
              <table:table-cell office:value-type="float" office:value="-0.1538275">
                <text:p>-0.1538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0.025">
                <text:p>0.025</text:p>
              </table:table-cell>
              <table:table-cell office:value-type="float" office:value="-0.184354">
                <text:p>-0.184354</text:p>
              </table:table-cell>
              <table:table-cell office:value-type="float" office:value="-0.11312625">
                <text:p>-0.11312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-0.126893">
                <text:p>-0.126893</text:p>
              </table:table-cell>
              <table:table-cell office:value-type="float" office:value="-0.07781175">
                <text:p>-0.07781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1.683124">
                <text:p>1.683124</text:p>
              </table:table-cell>
              <table:table-cell office:value-type="float" office:value="0.3944445">
                <text:p>0.3944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2.786851">
                <text:p>2.786851</text:p>
              </table:table-cell>
              <table:table-cell office:value-type="float" office:value="1.039682">
                <text:p>1.039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  <table:table-cell office:value-type="float" office:value="-0.079009">
                <text:p>-0.079009</text:p>
              </table:table-cell>
              <table:table-cell office:value-type="float" office:value="1.06601825">
                <text:p>1.066018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">
                <text:p>3400</text:p>
              </table:table-cell>
              <table:table-cell office:value-type="float" office:value="-0.05">
                <text:p>-0.05</text:p>
              </table:table-cell>
              <table:table-cell office:value-type="float" office:value="0.924162">
                <text:p>0.924162</text:p>
              </table:table-cell>
              <table:table-cell office:value-type="float" office:value="1.328782">
                <text:p>1.3287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">
                <text:p>3600</text:p>
              </table:table-cell>
              <table:table-cell office:value-type="float" office:value="0.025">
                <text:p>0.025</text:p>
              </table:table-cell>
              <table:table-cell office:value-type="float" office:value="-0.253785">
                <text:p>-0.253785</text:p>
              </table:table-cell>
              <table:table-cell office:value-type="float" office:value="0.84455475">
                <text:p>0.84455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">
                <text:p>3800</text:p>
              </table:table-cell>
              <table:table-cell office:value-type="float" office:value="0.025">
                <text:p>0.025</text:p>
              </table:table-cell>
              <table:table-cell office:value-type="float" office:value="0.612916">
                <text:p>0.612916</text:p>
              </table:table-cell>
              <table:table-cell office:value-type="float" office:value="0.301071">
                <text:p>0.3010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-0.025">
                <text:p>-0.025</text:p>
              </table:table-cell>
              <table:table-cell office:value-type="float" office:value="-1.189918">
                <text:p>-1.189918</text:p>
              </table:table-cell>
              <table:table-cell office:value-type="float" office:value="0.02334375">
                <text:p>0.02334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">
                <text:p>4200</text:p>
              </table:table-cell>
              <table:table-cell office:value-type="float" office:value="0.025">
                <text:p>0.025</text:p>
              </table:table-cell>
              <table:table-cell office:value-type="float" office:value="-0.246603">
                <text:p>-0.246603</text:p>
              </table:table-cell>
              <table:table-cell office:value-type="float" office:value="-0.2693475">
                <text:p>-0.2693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0">
                <text:p>4400</text:p>
              </table:table-cell>
              <table:table-cell office:value-type="float" office:value="-0.025">
                <text:p>-0.025</text:p>
              </table:table-cell>
              <table:table-cell office:value-type="float" office:value="-0.416591">
                <text:p>-0.416591</text:p>
              </table:table-cell>
              <table:table-cell office:value-type="float" office:value="-0.310049">
                <text:p>-0.310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0">
                <text:p>4600</text:p>
              </table:table-cell>
              <table:table-cell office:value-type="float" office:value="0.025">
                <text:p>0.025</text:p>
              </table:table-cell>
              <table:table-cell office:value-type="float" office:value="-0.73502">
                <text:p>-0.73502</text:p>
              </table:table-cell>
              <table:table-cell office:value-type="float" office:value="-0.647033">
                <text:p>-0.6470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0">
                <text:p>4800</text:p>
              </table:table-cell>
              <table:table-cell office:value-type="float" office:value="0">
                <text:p>0</text:p>
              </table:table-cell>
              <table:table-cell office:value-type="float" office:value="-0.059855">
                <text:p>-0.059855</text:p>
              </table:table-cell>
              <table:table-cell office:value-type="float" office:value="-0.36451725">
                <text:p>-0.364517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">
                <text:p>5000</text:p>
              </table:table-cell>
              <table:table-cell office:value-type="float" office:value="-0.025">
                <text:p>-0.025</text:p>
              </table:table-cell>
              <table:table-cell office:value-type="float" office:value="0.126893">
                <text:p>0.126893</text:p>
              </table:table-cell>
              <table:table-cell office:value-type="float" office:value="-0.27114325">
                <text:p>-0.27114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0">
                <text:p>5200</text:p>
              </table:table-cell>
              <table:table-cell office:value-type="float" office:value="-0.025">
                <text:p>-0.025</text:p>
              </table:table-cell>
              <table:table-cell office:value-type="float" office:value="-0.203507">
                <text:p>-0.203507</text:p>
              </table:table-cell>
              <table:table-cell office:value-type="float" office:value="-0.21787225">
                <text:p>-0.21787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0">
                <text:p>5400</text:p>
              </table:table-cell>
              <table:table-cell office:value-type="float" office:value="-0.000027">
                <text:p>-0.000027</text:p>
              </table:table-cell>
              <table:table-cell office:value-type="float" office:value="-0.1652">
                <text:p>-0.1652</text:p>
              </table:table-cell>
              <table:table-cell office:value-type="float" office:value="-0.07541725">
                <text:p>-0.07541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0">
                <text:p>5600</text:p>
              </table:table-cell>
              <table:table-cell office:value-type="float" office:value="0.499973">
                <text:p>0.499973</text:p>
              </table:table-cell>
              <table:table-cell office:value-type="float" office:value="-0.47884">
                <text:p>-0.47884</text:p>
              </table:table-cell>
              <table:table-cell office:value-type="float" office:value="-0.1801635">
                <text:p>-0.18016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0">
                <text:p>5800</text:p>
              </table:table-cell>
              <table:table-cell office:value-type="float" office:value="-0.5">
                <text:p>-0.5</text:p>
              </table:table-cell>
              <table:table-cell office:value-type="float" office:value="-0.177171">
                <text:p>-0.177171</text:p>
              </table:table-cell>
              <table:table-cell office:value-type="float" office:value="-0.2561795">
                <text:p>-0.2561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  <table:table-cell office:value-type="float" office:value="-0.19871875">
                <text:p>-0.19871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0">
                <text:p>6200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  <table:table-cell office:value-type="float" office:value="-0.1592145">
                <text:p>-0.1592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0">
                <text:p>6400</text:p>
              </table:table-cell>
              <table:table-cell office:value-type="float" office:value="0">
                <text:p>0</text:p>
              </table:table-cell>
              <table:table-cell office:value-type="float" office:value="-0.086191">
                <text:p>-0.086191</text:p>
              </table:table-cell>
              <table:table-cell office:value-type="float" office:value="-0.06105225">
                <text:p>-0.06105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0">
                <text:p>6600</text:p>
              </table:table-cell>
              <table:table-cell office:value-type="float" office:value="0">
                <text:p>0</text:p>
              </table:table-cell>
              <table:table-cell office:value-type="float" office:value="-0.081403">
                <text:p>-0.081403</text:p>
              </table:table-cell>
              <table:table-cell office:value-type="float" office:value="-0.03711025">
                <text:p>-0.037110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0">
                <text:p>6800</text:p>
              </table:table-cell>
              <table:table-cell office:value-type="float" office:value="0">
                <text:p>0</text:p>
              </table:table-cell>
              <table:table-cell office:value-type="float" office:value="-0.110133">
                <text:p>-0.110133</text:p>
              </table:table-cell>
              <table:table-cell office:value-type="float" office:value="-0.0712275">
                <text:p>-0.0712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-0.134075">
                <text:p>-0.134075</text:p>
              </table:table-cell>
              <table:table-cell office:value-type="float" office:value="-0.1029505">
                <text:p>-0.1029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0">
                <text:p>7200</text:p>
              </table:table-cell>
              <table:table-cell office:value-type="float" office:value="0">
                <text:p>0</text:p>
              </table:table-cell>
              <table:table-cell office:value-type="float" office:value="-0.117316">
                <text:p>-0.117316</text:p>
              </table:table-cell>
              <table:table-cell office:value-type="float" office:value="-0.11073175">
                <text:p>-0.110731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0">
                <text:p>7400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  <table:table-cell office:value-type="float" office:value="-0.095768">
                <text:p>-0.0957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0">
                <text:p>7600</text:p>
              </table:table-cell>
              <table:table-cell office:value-type="float" office:value="0">
                <text:p>0</text:p>
              </table:table-cell>
              <table:table-cell office:value-type="float" office:value="-0.124498">
                <text:p>-0.124498</text:p>
              </table:table-cell>
              <table:table-cell office:value-type="float" office:value="-0.09935925">
                <text:p>-0.099359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0">
                <text:p>7800</text:p>
              </table:table-cell>
              <table:table-cell office:value-type="float" office:value="0">
                <text:p>0</text:p>
              </table:table-cell>
              <table:table-cell office:value-type="float" office:value="-0.102951">
                <text:p>-0.102951</text:p>
              </table:table-cell>
              <table:table-cell office:value-type="float" office:value="-0.09157825">
                <text:p>-0.09157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-0.122104">
                <text:p>-0.122104</text:p>
              </table:table-cell>
              <table:table-cell office:value-type="float" office:value="-0.09277525">
                <text:p>-0.092775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0">
                <text:p>8200</text:p>
              </table:table-cell>
              <table:table-cell office:value-type="float" office:value="0">
                <text:p>0</text:p>
              </table:table-cell>
              <table:table-cell office:value-type="float" office:value="-0.093374">
                <text:p>-0.093374</text:p>
              </table:table-cell>
              <table:table-cell office:value-type="float" office:value="-0.11073175">
                <text:p>-0.110731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0">
                <text:p>8400</text:p>
              </table:table-cell>
              <table:table-cell office:value-type="float" office:value="0">
                <text:p>0</text:p>
              </table:table-cell>
              <table:table-cell office:value-type="float" office:value="-0.100556">
                <text:p>-0.100556</text:p>
              </table:table-cell>
              <table:table-cell office:value-type="float" office:value="-0.10474625">
                <text:p>-0.10474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0">
                <text:p>8600</text:p>
              </table:table-cell>
              <table:table-cell office:value-type="float" office:value="0">
                <text:p>0</text:p>
              </table:table-cell>
              <table:table-cell office:value-type="float" office:value="-0.088585">
                <text:p>-0.088585</text:p>
              </table:table-cell>
              <table:table-cell office:value-type="float" office:value="-0.10115475">
                <text:p>-0.101154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0">
                <text:p>8800</text:p>
              </table:table-cell>
              <table:table-cell office:value-type="float" office:value="0">
                <text:p>0</text:p>
              </table:table-cell>
              <table:table-cell office:value-type="float" office:value="-0.071826">
                <text:p>-0.071826</text:p>
              </table:table-cell>
              <table:table-cell office:value-type="float" office:value="-0.08858525">
                <text:p>-0.088585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-0.138864">
                <text:p>-0.138864</text:p>
              </table:table-cell>
              <table:table-cell office:value-type="float" office:value="-0.09995775">
                <text:p>-0.0999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0">
                <text:p>9200</text:p>
              </table:table-cell>
              <table:table-cell office:value-type="float" office:value="0">
                <text:p>0</text:p>
              </table:table-cell>
              <table:table-cell office:value-type="float" office:value="-0.09098">
                <text:p>-0.09098</text:p>
              </table:table-cell>
              <table:table-cell office:value-type="float" office:value="-0.09756375">
                <text:p>-0.09756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0">
                <text:p>9400</text:p>
              </table:table-cell>
              <table:table-cell office:value-type="float" office:value="0">
                <text:p>0</text:p>
              </table:table-cell>
              <table:table-cell office:value-type="float" office:value="-0.069432">
                <text:p>-0.069432</text:p>
              </table:table-cell>
              <table:table-cell office:value-type="float" office:value="-0.0927755">
                <text:p>-0.09277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0">
                <text:p>9600</text:p>
              </table:table-cell>
              <table:table-cell office:value-type="float" office:value="0">
                <text:p>0</text:p>
              </table:table-cell>
              <table:table-cell office:value-type="float" office:value="-0.071826">
                <text:p>-0.071826</text:p>
              </table:table-cell>
              <table:table-cell office:value-type="float" office:value="-0.0927755">
                <text:p>-0.09277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0">
                <text:p>9800</text:p>
              </table:table-cell>
              <table:table-cell office:value-type="float" office:value="0">
                <text:p>0</text:p>
              </table:table-cell>
              <table:table-cell office:value-type="float" office:value="-0.083797">
                <text:p>-0.083797</text:p>
              </table:table-cell>
              <table:table-cell office:value-type="float" office:value="-0.07900875">
                <text:p>-0.07900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-0.083797">
                <text:p>-0.083797</text:p>
              </table:table-cell>
              <table:table-cell office:value-type="float" office:value="-0.077213">
                <text:p>-0.0772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0">
                <text:p>10200</text:p>
              </table:table-cell>
              <table:table-cell office:value-type="float" office:value="0">
                <text:p>0</text:p>
              </table:table-cell>
              <table:table-cell office:value-type="float" office:value="-0.067038">
                <text:p>-0.067038</text:p>
              </table:table-cell>
              <table:table-cell office:value-type="float" office:value="-0.0766145">
                <text:p>-0.07661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  <table:table-cell office:value-type="float" office:value="0">
                <text:p>0</text:p>
              </table:table-cell>
              <table:table-cell office:value-type="float" office:value="-0.122104">
                <text:p>-0.122104</text:p>
              </table:table-cell>
              <table:table-cell office:value-type="float" office:value="-0.089184">
                <text:p>-0.0891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0">
                <text:p>10600</text:p>
              </table:table-cell>
              <table:table-cell office:value-type="float" office:value="0">
                <text:p>0</text:p>
              </table:table-cell>
              <table:table-cell office:value-type="float" office:value="-0.102951">
                <text:p>-0.102951</text:p>
              </table:table-cell>
              <table:table-cell office:value-type="float" office:value="-0.0939725">
                <text:p>-0.09397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0">
                <text:p>10800</text:p>
              </table:table-cell>
              <table:table-cell office:value-type="float" office:value="0">
                <text:p>0</text:p>
              </table:table-cell>
              <table:table-cell office:value-type="float" office:value="-0.122104">
                <text:p>-0.122104</text:p>
              </table:table-cell>
              <table:table-cell office:value-type="float" office:value="-0.10354925">
                <text:p>-0.10354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0">
                <text:p>11000</text:p>
              </table:table-cell>
              <table:table-cell office:value-type="float" office:value="0">
                <text:p>0</text:p>
              </table:table-cell>
              <table:table-cell office:value-type="float" office:value="-0.098162">
                <text:p>-0.098162</text:p>
              </table:table-cell>
              <table:table-cell office:value-type="float" office:value="-0.11133025">
                <text:p>-0.111330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0">
                <text:p>11200</text:p>
              </table:table-cell>
              <table:table-cell office:value-type="float" office:value="0">
                <text:p>0</text:p>
              </table:table-cell>
              <table:table-cell office:value-type="float" office:value="-0.105345">
                <text:p>-0.105345</text:p>
              </table:table-cell>
              <table:table-cell office:value-type="float" office:value="-0.1071405">
                <text:p>-0.10714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0">
                <text:p>11400</text:p>
              </table:table-cell>
              <table:table-cell office:value-type="float" office:value="0">
                <text:p>0</text:p>
              </table:table-cell>
              <table:table-cell office:value-type="float" office:value="-0.129287">
                <text:p>-0.129287</text:p>
              </table:table-cell>
              <table:table-cell office:value-type="float" office:value="-0.1137245">
                <text:p>-0.1137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0">
                <text:p>11600</text:p>
              </table:table-cell>
              <table:table-cell office:value-type="float" office:value="0">
                <text:p>0</text:p>
              </table:table-cell>
              <table:table-cell office:value-type="float" office:value="-0.067038">
                <text:p>-0.067038</text:p>
              </table:table-cell>
              <table:table-cell office:value-type="float" office:value="-0.099958">
                <text:p>-0.0999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0">
                <text:p>11800</text:p>
              </table:table-cell>
              <table:table-cell office:value-type="float" office:value="0">
                <text:p>0</text:p>
              </table:table-cell>
              <table:table-cell office:value-type="float" office:value="-0.131681">
                <text:p>-0.131681</text:p>
              </table:table-cell>
              <table:table-cell office:value-type="float" office:value="-0.10833775">
                <text:p>-0.108337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  <table:table-cell office:value-type="float" office:value="-0.143652">
                <text:p>-0.143652</text:p>
              </table:table-cell>
              <table:table-cell office:value-type="float" office:value="-0.1179145">
                <text:p>-0.11791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0">
                <text:p>12200</text:p>
              </table:table-cell>
              <table:table-cell office:value-type="float" office:value="0">
                <text:p>0</text:p>
              </table:table-cell>
              <table:table-cell office:value-type="float" office:value="-0.093374">
                <text:p>-0.093374</text:p>
              </table:table-cell>
              <table:table-cell office:value-type="float" office:value="-0.10893625">
                <text:p>-0.10893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0">
                <text:p>12400</text:p>
              </table:table-cell>
              <table:table-cell office:value-type="float" office:value="0">
                <text:p>0</text:p>
              </table:table-cell>
              <table:table-cell office:value-type="float" office:value="-0.131681">
                <text:p>-0.131681</text:p>
              </table:table-cell>
              <table:table-cell office:value-type="float" office:value="-0.125097">
                <text:p>-0.1250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0">
                <text:p>12600</text:p>
              </table:table-cell>
              <table:table-cell office:value-type="float" office:value="0">
                <text:p>0</text:p>
              </table:table-cell>
              <table:table-cell office:value-type="float" office:value="-0.07422">
                <text:p>-0.07422</text:p>
              </table:table-cell>
              <table:table-cell office:value-type="float" office:value="-0.11073175">
                <text:p>-0.110731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0">
                <text:p>12800</text:p>
              </table:table-cell>
              <table:table-cell office:value-type="float" office:value="0">
                <text:p>0</text:p>
              </table:table-cell>
              <table:table-cell office:value-type="float" office:value="-0.126893">
                <text:p>-0.126893</text:p>
              </table:table-cell>
              <table:table-cell office:value-type="float" office:value="-0.106542">
                <text:p>-0.1065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0">
                <text:p>13000</text:p>
              </table:table-cell>
              <table:table-cell office:value-type="float" office:value="0">
                <text:p>0</text:p>
              </table:table-cell>
              <table:table-cell office:value-type="float" office:value="-0.07422">
                <text:p>-0.07422</text:p>
              </table:table-cell>
              <table:table-cell office:value-type="float" office:value="-0.1017535">
                <text:p>-0.10175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0">
                <text:p>13200</text:p>
              </table:table-cell>
              <table:table-cell office:value-type="float" office:value="0">
                <text:p>0</text:p>
              </table:table-cell>
              <table:table-cell office:value-type="float" office:value="-0.114922">
                <text:p>-0.114922</text:p>
              </table:table-cell>
              <table:table-cell office:value-type="float" office:value="-0.09756375">
                <text:p>-0.09756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0">
                <text:p>13400</text:p>
              </table:table-cell>
              <table:table-cell office:value-type="float" office:value="0">
                <text:p>0</text:p>
              </table:table-cell>
              <table:table-cell office:value-type="float" office:value="-0.093374">
                <text:p>-0.093374</text:p>
              </table:table-cell>
              <table:table-cell office:value-type="float" office:value="-0.10235225">
                <text:p>-0.102352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0">
                <text:p>13600</text:p>
              </table:table-cell>
              <table:table-cell office:value-type="float" office:value="0">
                <text:p>0</text:p>
              </table:table-cell>
              <table:table-cell office:value-type="float" office:value="-0.107739">
                <text:p>-0.107739</text:p>
              </table:table-cell>
              <table:table-cell office:value-type="float" office:value="-0.09756375">
                <text:p>-0.09756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0">
                <text:p>13800</text:p>
              </table:table-cell>
              <table:table-cell office:value-type="float" office:value="0">
                <text:p>0</text:p>
              </table:table-cell>
              <table:table-cell office:value-type="float" office:value="-0.031125">
                <text:p>-0.031125</text:p>
              </table:table-cell>
              <table:table-cell office:value-type="float" office:value="-0.08679">
                <text:p>-0.086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  <table:table-cell office:value-type="float" office:value="-0.306458">
                <text:p>-0.306458</text:p>
              </table:table-cell>
              <table:table-cell office:value-type="float" office:value="-0.134674">
                <text:p>-0.134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3.703cm" style:legend-expansion="high" chart:style-name="ch2"/>
        <chart:plot-area chart:style-name="ch3" table:cell-range-address="Sheet1.B1:Sheet1.B72 Sheet1.D1:Sheet1.D72 Sheet1.K1:Sheet1.L72" chart:data-source-has-labels="row" svg:x="0.77cm" svg:y="0.855cm" svg:width="11.579cm" svg:height="7.545cm">
          <chartooo:coordinate-region svg:x="1.788cm" svg:y="1.054cm" svg:width="10.096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72" chart:label-cell-address="Sheet1.D1:Sheet1.D1" chart:class="chart:scatter">
            <chart:domain table:cell-range-address="Sheet1.B2:Sheet1.B72"/>
            <chart:data-point chart:repeated="71"/>
          </chart:series>
          <chart:series chart:style-name="ch7" chart:values-cell-range-address="Sheet1.K2:Sheet1.K72" chart:label-cell-address="Sheet1.K1:Sheet1.K1" chart:class="chart:scatter">
            <chart:data-point chart:repeated="71"/>
          </chart:series>
          <chart:series chart:style-name="ch8" chart:values-cell-range-address="Sheet1.L2:Sheet1.L72" chart:label-cell-address="Sheet1.L1:Sheet1.L1" chart:class="chart:scatter">
            <chart:data-point chart:repeated="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mega_c</text:p>
                <draw:g>
                  <svg:desc>Sheet1.D1:Sheet1.D1</svg:desc>
                </draw:g>
              </table:table-cell>
              <table:table-cell office:value-type="string">
                <text:p>-Gz</text:p>
                <draw:g>
                  <svg:desc>Sheet1.K1:Sheet1.K1</svg:desc>
                </draw:g>
              </table:table-cell>
              <table:table-cell office:value-type="string">
                <text:p>-Gz_media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72</svg:desc>
                </draw:g>
              </table:table-cell>
              <table:table-cell office:value-type="float" office:value="-0.018627">
                <text:p>-0.018627</text:p>
                <draw:g>
                  <svg:desc>Sheet1.D2:Sheet1.D72</svg:desc>
                </draw:g>
              </table:table-cell>
              <table:table-cell office:value-type="float" office:value="-0.010925">
                <text:p>-0.010925</text:p>
                <draw:g>
                  <svg:desc>Sheet1.K2:Sheet1.K72</svg:desc>
                </draw:g>
              </table:table-cell>
              <table:table-cell office:value-type="float" office:value="NaN">
                <text:p>NaN</text:p>
                <draw:g>
                  <svg:desc>Sheet1.L2:Sheet1.L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-0.062485">
                <text:p>-0.062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25847">
                <text:p>0.025847</text:p>
              </table:table-cell>
              <table:table-cell office:value-type="float" office:value="-0.0158543333333333">
                <text:p>-0.015854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-0.037">
                <text:p>-0.037</text:p>
              </table:table-cell>
              <table:table-cell office:value-type="float" office:value="-0.074743">
                <text:p>-0.074743</text:p>
              </table:table-cell>
              <table:table-cell office:value-type="float" office:value="-0.037127">
                <text:p>-0.037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-0.054625">
                <text:p>-0.054625</text:p>
              </table:table-cell>
              <table:table-cell office:value-type="float" office:value="-0.034507">
                <text:p>-0.034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018878">
                <text:p>0.018878</text:p>
              </table:table-cell>
              <table:table-cell office:value-type="float" office:value="-0.005063">
                <text:p>-0.005063</text:p>
              </table:table-cell>
              <table:table-cell office:value-type="float" office:value="-0.0448103333333333">
                <text:p>-0.044810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-0.029844">
                <text:p>-0.029844</text:p>
              </table:table-cell>
              <table:table-cell office:value-type="float" office:value="-0.029844">
                <text:p>-0.029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-0.03544">
                <text:p>-0.03544</text:p>
              </table:table-cell>
              <table:table-cell office:value-type="float" office:value="-0.023449">
                <text:p>-0.0234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-0.018878">
                <text:p>-0.018878</text:p>
              </table:table-cell>
              <table:table-cell office:value-type="float" office:value="-0.07834">
                <text:p>-0.07834</text:p>
              </table:table-cell>
              <table:table-cell office:value-type="float" office:value="-0.0478746666666667">
                <text:p>-0.047874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-0.018617">
                <text:p>-0.018617</text:p>
              </table:table-cell>
              <table:table-cell office:value-type="float" office:value="-0.06515">
                <text:p>-0.06515</text:p>
              </table:table-cell>
              <table:table-cell office:value-type="float" office:value="-0.0596433333333333">
                <text:p>-0.05964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-0.037">
                <text:p>-0.037</text:p>
              </table:table-cell>
              <table:table-cell office:value-type="float" office:value="-0.125904">
                <text:p>-0.125904</text:p>
              </table:table-cell>
              <table:table-cell office:value-type="float" office:value="-0.089798">
                <text:p>-0.089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-0.071945">
                <text:p>-0.071945</text:p>
              </table:table-cell>
              <table:table-cell office:value-type="float" office:value="-0.0876663333333333">
                <text:p>-0.087666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-0.018878">
                <text:p>-0.018878</text:p>
              </table:table-cell>
              <table:table-cell office:value-type="float" office:value="-0.078473">
                <text:p>-0.078473</text:p>
              </table:table-cell>
              <table:table-cell office:value-type="float" office:value="-0.0921073333333333">
                <text:p>-0.092107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">
                <text:p>2600</text:p>
              </table:table-cell>
              <table:table-cell office:value-type="float" office:value="-0.018878">
                <text:p>-0.018878</text:p>
              </table:table-cell>
              <table:table-cell office:value-type="float" office:value="-0.055291">
                <text:p>-0.055291</text:p>
              </table:table-cell>
              <table:table-cell office:value-type="float" office:value="-0.0685696666666667">
                <text:p>-0.068569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">
                <text:p>2800</text:p>
              </table:table-cell>
              <table:table-cell office:value-type="float" office:value="-0.018878">
                <text:p>-0.018878</text:p>
              </table:table-cell>
              <table:table-cell office:value-type="float" office:value="0.031309">
                <text:p>0.031309</text:p>
              </table:table-cell>
              <table:table-cell office:value-type="float" office:value="-0.0341516666666667">
                <text:p>-0.034151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-0.018878">
                <text:p>-0.018878</text:p>
              </table:table-cell>
              <table:table-cell office:value-type="float" office:value="-0.105386">
                <text:p>-0.105386</text:p>
              </table:table-cell>
              <table:table-cell office:value-type="float" office:value="-0.0431226666666667">
                <text:p>-0.043122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">
                <text:p>3200</text:p>
              </table:table-cell>
              <table:table-cell office:value-type="float" office:value="-0.018878">
                <text:p>-0.018878</text:p>
              </table:table-cell>
              <table:table-cell office:value-type="float" office:value="-0.044233">
                <text:p>-0.044233</text:p>
              </table:table-cell>
              <table:table-cell office:value-type="float" office:value="-0.0394366666666667">
                <text:p>-0.03943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">
                <text:p>3400</text:p>
              </table:table-cell>
              <table:table-cell office:value-type="float" office:value="-0.018617">
                <text:p>-0.018617</text:p>
              </table:table-cell>
              <table:table-cell office:value-type="float" office:value="-0.074476">
                <text:p>-0.074476</text:p>
              </table:table-cell>
              <table:table-cell office:value-type="float" office:value="-0.0746983333333333">
                <text:p>-0.07469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-0.053959">
                <text:p>-0.053959</text:p>
              </table:table-cell>
              <table:table-cell office:value-type="float" office:value="-0.057556">
                <text:p>-0.057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">
                <text:p>3800</text:p>
              </table:table-cell>
              <table:table-cell office:value-type="float" office:value="-0.018878">
                <text:p>-0.018878</text:p>
              </table:table-cell>
              <table:table-cell office:value-type="float" office:value="-0.073144">
                <text:p>-0.073144</text:p>
              </table:table-cell>
              <table:table-cell office:value-type="float" office:value="-0.067193">
                <text:p>-0.0671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-0.0375">
                <text:p>-0.0375</text:p>
              </table:table-cell>
              <table:table-cell office:value-type="float" office:value="-0.088066">
                <text:p>-0.088066</text:p>
              </table:table-cell>
              <table:table-cell office:value-type="float" office:value="-0.071723">
                <text:p>-0.0717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">
                <text:p>4200</text:p>
              </table:table-cell>
              <table:table-cell office:value-type="float" office:value="-0.018878">
                <text:p>-0.018878</text:p>
              </table:table-cell>
              <table:table-cell office:value-type="float" office:value="-0.046498">
                <text:p>-0.046498</text:p>
              </table:table-cell>
              <table:table-cell office:value-type="float" office:value="-0.069236">
                <text:p>-0.0692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0">
                <text:p>4400</text:p>
              </table:table-cell>
              <table:table-cell office:value-type="float" office:value="-0.0375">
                <text:p>-0.0375</text:p>
              </table:table-cell>
              <table:table-cell office:value-type="float" office:value="-0.020384">
                <text:p>-0.020384</text:p>
              </table:table-cell>
              <table:table-cell office:value-type="float" office:value="-0.0516493333333333">
                <text:p>-0.051649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0">
                <text:p>4600</text:p>
              </table:table-cell>
              <table:table-cell office:value-type="float" office:value="-0.018878">
                <text:p>-0.018878</text:p>
              </table:table-cell>
              <table:table-cell office:value-type="float" office:value="-0.077674">
                <text:p>-0.077674</text:p>
              </table:table-cell>
              <table:table-cell office:value-type="float" office:value="-0.0481853333333333">
                <text:p>-0.048185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0">
                <text:p>4800</text:p>
              </table:table-cell>
              <table:table-cell office:value-type="float" office:value="-0.018878">
                <text:p>-0.018878</text:p>
              </table:table-cell>
              <table:table-cell office:value-type="float" office:value="-0.06062">
                <text:p>-0.06062</text:p>
              </table:table-cell>
              <table:table-cell office:value-type="float" office:value="-0.0528926666666667">
                <text:p>-0.052892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-0.015988">
                <text:p>-0.015988</text:p>
              </table:table-cell>
              <table:table-cell office:value-type="float" office:value="-0.0514273333333333">
                <text:p>-0.051427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0">
                <text:p>5200</text:p>
              </table:table-cell>
              <table:table-cell office:value-type="float" office:value="-0.018617">
                <text:p>-0.018617</text:p>
              </table:table-cell>
              <table:table-cell office:value-type="float" office:value="-0.010525">
                <text:p>-0.010525</text:p>
              </table:table-cell>
              <table:table-cell office:value-type="float" office:value="-0.0290443333333333">
                <text:p>-0.029044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0">
                <text:p>5400</text:p>
              </table:table-cell>
              <table:table-cell office:value-type="float" office:value="0">
                <text:p>0</text:p>
              </table:table-cell>
              <table:table-cell office:value-type="float" office:value="-0.068481">
                <text:p>-0.068481</text:p>
              </table:table-cell>
              <table:table-cell office:value-type="float" office:value="-0.0316646666666667">
                <text:p>-0.031664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0">
                <text:p>5600</text:p>
              </table:table-cell>
              <table:table-cell office:value-type="float" office:value="0">
                <text:p>0</text:p>
              </table:table-cell>
              <table:table-cell office:value-type="float" office:value="-0.353462">
                <text:p>-0.353462</text:p>
              </table:table-cell>
              <table:table-cell office:value-type="float" office:value="-0.144156">
                <text:p>-0.144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0">
                <text:p>5800</text:p>
              </table:table-cell>
              <table:table-cell office:value-type="float" office:value="0">
                <text:p>0</text:p>
              </table:table-cell>
              <table:table-cell office:value-type="float" office:value="-0.051294">
                <text:p>-0.051294</text:p>
              </table:table-cell>
              <table:table-cell office:value-type="float" office:value="-0.157745666666667">
                <text:p>-0.157745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.043833">
                <text:p>0.043833</text:p>
              </table:table-cell>
              <table:table-cell office:value-type="float" office:value="-0.120307666666667">
                <text:p>-0.120307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0">
                <text:p>6200</text:p>
              </table:table-cell>
              <table:table-cell office:value-type="float" office:value="0">
                <text:p>0</text:p>
              </table:table-cell>
              <table:table-cell office:value-type="float" office:value="0.009593">
                <text:p>0.009593</text:p>
              </table:table-cell>
              <table:table-cell office:value-type="float" office:value="0.000710666666666665">
                <text:p>0.0007106666666666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0">
                <text:p>6400</text:p>
              </table:table-cell>
              <table:table-cell office:value-type="float" office:value="0">
                <text:p>0</text:p>
              </table:table-cell>
              <table:table-cell office:value-type="float" office:value="0.016787">
                <text:p>0.016787</text:p>
              </table:table-cell>
              <table:table-cell office:value-type="float" office:value="0.0234043333333333">
                <text:p>0.023404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0">
                <text:p>6600</text:p>
              </table:table-cell>
              <table:table-cell office:value-type="float" office:value="0">
                <text:p>0</text:p>
              </table:table-cell>
              <table:table-cell office:value-type="float" office:value="0.022649">
                <text:p>0.022649</text:p>
              </table:table-cell>
              <table:table-cell office:value-type="float" office:value="0.016343">
                <text:p>0.0163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0">
                <text:p>6800</text:p>
              </table:table-cell>
              <table:table-cell office:value-type="float" office:value="0">
                <text:p>0</text:p>
              </table:table-cell>
              <table:table-cell office:value-type="float" office:value="0.020384">
                <text:p>0.020384</text:p>
              </table:table-cell>
              <table:table-cell office:value-type="float" office:value="0.01994">
                <text:p>0.019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.018786">
                <text:p>0.018786</text:p>
              </table:table-cell>
              <table:table-cell office:value-type="float" office:value="0.0206063333333333">
                <text:p>0.020606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0">
                <text:p>7200</text:p>
              </table:table-cell>
              <table:table-cell office:value-type="float" office:value="0">
                <text:p>0</text:p>
              </table:table-cell>
              <table:table-cell office:value-type="float" office:value="0.017587">
                <text:p>0.017587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0">
                <text:p>7400</text:p>
              </table:table-cell>
              <table:table-cell office:value-type="float" office:value="0">
                <text:p>0</text:p>
              </table:table-cell>
              <table:table-cell office:value-type="float" office:value="0.017054">
                <text:p>0.017054</text:p>
              </table:table-cell>
              <table:table-cell office:value-type="float" office:value="0.017809">
                <text:p>0.0178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0">
                <text:p>7600</text:p>
              </table:table-cell>
              <table:table-cell office:value-type="float" office:value="0">
                <text:p>0</text:p>
              </table:table-cell>
              <table:table-cell office:value-type="float" office:value="0.019718">
                <text:p>0.019718</text:p>
              </table:table-cell>
              <table:table-cell office:value-type="float" office:value="0.0181196666666667">
                <text:p>0.018119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0">
                <text:p>7800</text:p>
              </table:table-cell>
              <table:table-cell office:value-type="float" office:value="0">
                <text:p>0</text:p>
              </table:table-cell>
              <table:table-cell office:value-type="float" office:value="0.018119">
                <text:p>0.018119</text:p>
              </table:table-cell>
              <table:table-cell office:value-type="float" office:value="0.018297">
                <text:p>0.018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.018652">
                <text:p>0.018652</text:p>
              </table:table-cell>
              <table:table-cell office:value-type="float" office:value="0.0188296666666667">
                <text:p>0.018829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0">
                <text:p>8200</text:p>
              </table:table-cell>
              <table:table-cell office:value-type="float" office:value="0">
                <text:p>0</text:p>
              </table:table-cell>
              <table:table-cell office:value-type="float" office:value="0.017853">
                <text:p>0.017853</text:p>
              </table:table-cell>
              <table:table-cell office:value-type="float" office:value="0.018208">
                <text:p>0.0182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0">
                <text:p>8400</text:p>
              </table:table-cell>
              <table:table-cell office:value-type="float" office:value="0">
                <text:p>0</text:p>
              </table:table-cell>
              <table:table-cell office:value-type="float" office:value="0.01732">
                <text:p>0.01732</text:p>
              </table:table-cell>
              <table:table-cell office:value-type="float" office:value="0.0179416666666667">
                <text:p>0.017941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0">
                <text:p>8600</text:p>
              </table:table-cell>
              <table:table-cell office:value-type="float" office:value="0">
                <text:p>0</text:p>
              </table:table-cell>
              <table:table-cell office:value-type="float" office:value="0.01692">
                <text:p>0.01692</text:p>
              </table:table-cell>
              <table:table-cell office:value-type="float" office:value="0.0173643333333333">
                <text:p>0.017364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0">
                <text:p>8800</text:p>
              </table:table-cell>
              <table:table-cell office:value-type="float" office:value="0">
                <text:p>0</text:p>
              </table:table-cell>
              <table:table-cell office:value-type="float" office:value="0.022783">
                <text:p>0.022783</text:p>
              </table:table-cell>
              <table:table-cell office:value-type="float" office:value="0.0190076666666667">
                <text:p>0.019007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.019052">
                <text:p>0.019052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0">
                <text:p>9200</text:p>
              </table:table-cell>
              <table:table-cell office:value-type="float" office:value="0">
                <text:p>0</text:p>
              </table:table-cell>
              <table:table-cell office:value-type="float" office:value="0.017587">
                <text:p>0.017587</text:p>
              </table:table-cell>
              <table:table-cell office:value-type="float" office:value="0.0198073333333333">
                <text:p>0.019807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0">
                <text:p>9400</text:p>
              </table:table-cell>
              <table:table-cell office:value-type="float" office:value="0">
                <text:p>0</text:p>
              </table:table-cell>
              <table:table-cell office:value-type="float" office:value="0.018119">
                <text:p>0.018119</text:p>
              </table:table-cell>
              <table:table-cell office:value-type="float" office:value="0.0182526666666667">
                <text:p>0.018252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0">
                <text:p>9600</text:p>
              </table:table-cell>
              <table:table-cell office:value-type="float" office:value="0">
                <text:p>0</text:p>
              </table:table-cell>
              <table:table-cell office:value-type="float" office:value="0.018253">
                <text:p>0.018253</text:p>
              </table:table-cell>
              <table:table-cell office:value-type="float" office:value="0.0179863333333333">
                <text:p>0.017986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0">
                <text:p>9800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  <table:table-cell office:value-type="float" office:value="0.0194516666666667">
                <text:p>0.019451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.019452">
                <text:p>0.019452</text:p>
              </table:table-cell>
              <table:table-cell office:value-type="float" office:value="0.019896">
                <text:p>0.019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0">
                <text:p>10200</text:p>
              </table:table-cell>
              <table:table-cell office:value-type="float" office:value="0">
                <text:p>0</text:p>
              </table:table-cell>
              <table:table-cell office:value-type="float" office:value="0.018386">
                <text:p>0.018386</text:p>
              </table:table-cell>
              <table:table-cell office:value-type="float" office:value="0.0199403333333333">
                <text:p>0.019940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  <table:table-cell office:value-type="float" office:value="0">
                <text:p>0</text:p>
              </table:table-cell>
              <table:table-cell office:value-type="float" office:value="0.019185">
                <text:p>0.019185</text:p>
              </table:table-cell>
              <table:table-cell office:value-type="float" office:value="0.0190076666666667">
                <text:p>0.019007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0">
                <text:p>10600</text:p>
              </table:table-cell>
              <table:table-cell office:value-type="float" office:value="0">
                <text:p>0</text:p>
              </table:table-cell>
              <table:table-cell office:value-type="float" office:value="0.017853">
                <text:p>0.017853</text:p>
              </table:table-cell>
              <table:table-cell office:value-type="float" office:value="0.0184746666666667">
                <text:p>0.018474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0">
                <text:p>10800</text:p>
              </table:table-cell>
              <table:table-cell office:value-type="float" office:value="0">
                <text:p>0</text:p>
              </table:table-cell>
              <table:table-cell office:value-type="float" office:value="0.017587">
                <text:p>0.017587</text:p>
              </table:table-cell>
              <table:table-cell office:value-type="float" office:value="0.0182083333333333">
                <text:p>0.018208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0">
                <text:p>11000</text:p>
              </table:table-cell>
              <table:table-cell office:value-type="float" office:value="0">
                <text:p>0</text:p>
              </table:table-cell>
              <table:table-cell office:value-type="float" office:value="0.016654">
                <text:p>0.016654</text:p>
              </table:table-cell>
              <table:table-cell office:value-type="float" office:value="0.0173646666666667">
                <text:p>0.017364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0">
                <text:p>11200</text:p>
              </table:table-cell>
              <table:table-cell office:value-type="float" office:value="0">
                <text:p>0</text:p>
              </table:table-cell>
              <table:table-cell office:value-type="float" office:value="0.01732">
                <text:p>0.01732</text:p>
              </table:table-cell>
              <table:table-cell office:value-type="float" office:value="0.017187">
                <text:p>0.0171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0">
                <text:p>11400</text:p>
              </table:table-cell>
              <table:table-cell office:value-type="float" office:value="0">
                <text:p>0</text:p>
              </table:table-cell>
              <table:table-cell office:value-type="float" office:value="0.018786">
                <text:p>0.018786</text:p>
              </table:table-cell>
              <table:table-cell office:value-type="float" office:value="0.0175866666666667">
                <text:p>0.01758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0">
                <text:p>11600</text:p>
              </table:table-cell>
              <table:table-cell office:value-type="float" office:value="0">
                <text:p>0</text:p>
              </table:table-cell>
              <table:table-cell office:value-type="float" office:value="0.021717">
                <text:p>0.021717</text:p>
              </table:table-cell>
              <table:table-cell office:value-type="float" office:value="0.0192743333333333">
                <text:p>0.019274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0">
                <text:p>11800</text:p>
              </table:table-cell>
              <table:table-cell office:value-type="float" office:value="0">
                <text:p>0</text:p>
              </table:table-cell>
              <table:table-cell office:value-type="float" office:value="0.018652">
                <text:p>0.018652</text:p>
              </table:table-cell>
              <table:table-cell office:value-type="float" office:value="0.0197183333333333">
                <text:p>0.019718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  <table:table-cell office:value-type="float" office:value="0.017187">
                <text:p>0.017187</text:p>
              </table:table-cell>
              <table:table-cell office:value-type="float" office:value="0.0191853333333333">
                <text:p>0.019185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0">
                <text:p>12200</text:p>
              </table:table-cell>
              <table:table-cell office:value-type="float" office:value="0">
                <text:p>0</text:p>
              </table:table-cell>
              <table:table-cell office:value-type="float" office:value="0.018386">
                <text:p>0.018386</text:p>
              </table:table-cell>
              <table:table-cell office:value-type="float" office:value="0.018075">
                <text:p>0.0180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0">
                <text:p>12400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  <table:table-cell office:value-type="float" office:value="0.018608">
                <text:p>0.018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0">
                <text:p>12600</text:p>
              </table:table-cell>
              <table:table-cell office:value-type="float" office:value="0">
                <text:p>0</text:p>
              </table:table-cell>
              <table:table-cell office:value-type="float" office:value="0.019452">
                <text:p>0.019452</text:p>
              </table:table-cell>
              <table:table-cell office:value-type="float" office:value="0.019363">
                <text:p>0.0193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0">
                <text:p>12800</text:p>
              </table:table-cell>
              <table:table-cell office:value-type="float" office:value="0">
                <text:p>0</text:p>
              </table:table-cell>
              <table:table-cell office:value-type="float" office:value="0.017054">
                <text:p>0.017054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0">
                <text:p>13000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0">
                <text:p>13200</text:p>
              </table:table-cell>
              <table:table-cell office:value-type="float" office:value="0">
                <text:p>0</text:p>
              </table:table-cell>
              <table:table-cell office:value-type="float" office:value="0.019185">
                <text:p>0.019185</text:p>
              </table:table-cell>
              <table:table-cell office:value-type="float" office:value="0.01883">
                <text:p>0.018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0">
                <text:p>13400</text:p>
              </table:table-cell>
              <table:table-cell office:value-type="float" office:value="0">
                <text:p>0</text:p>
              </table:table-cell>
              <table:table-cell office:value-type="float" office:value="0.020651">
                <text:p>0.020651</text:p>
              </table:table-cell>
              <table:table-cell office:value-type="float" office:value="0.020029">
                <text:p>0.0200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0">
                <text:p>13600</text:p>
              </table:table-cell>
              <table:table-cell office:value-type="float" office:value="0">
                <text:p>0</text:p>
              </table:table-cell>
              <table:table-cell office:value-type="float" office:value="0.017187">
                <text:p>0.017187</text:p>
              </table:table-cell>
              <table:table-cell office:value-type="float" office:value="0.0190076666666667">
                <text:p>0.019007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0">
                <text:p>13800</text:p>
              </table:table-cell>
              <table:table-cell office:value-type="float" office:value="0">
                <text:p>0</text:p>
              </table:table-cell>
              <table:table-cell office:value-type="float" office:value="0.018919">
                <text:p>0.018919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  <table:table-cell office:value-type="float" office:value="0.005462">
                <text:p>0.005462</text:p>
              </table:table-cell>
              <table:table-cell office:value-type="float" office:value="0.013856">
                <text:p>0.0138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